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BEERSMITH</text:p>
          </table:table-cell>
          <table:table-cell table:style-name="ce1" table:number-columns-repeated="5"/>
          <table:table-cell table:style-name="ce1" office:value-type="string" calcext:value-type="string">
            <text:p>BREWDAY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IBU 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IBU 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OG diff</text:p>
          </table:table-cell>
          <table:table-cell table:style-name="ce1"/>
          <table:table-cell table:style-name="ce1" table:formula="of:=SQRT(SUM([.P3:.P117]))" office:value-type="float" office:value="0.154129789028472" calcext:value-type="float">
            <text:p>0.154129789028472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float" office:value="1.081" calcext:value-type="float">
            <text:p>1.081</text:p>
          </table:table-cell>
          <table:table-cell office:value-type="float" office:value="1.024" calcext:value-type="float">
            <text:p>1.024</text:p>
          </table:table-cell>
          <table:table-cell office:value-type="float" office:value="7.5" calcext:value-type="float">
            <text:p>7.5</text:p>
          </table:table-cell>
          <table:table-cell office:value-type="float" office:value="20.7" calcext:value-type="float">
            <text:p>20.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#100 Eisbock</text:p>
          </table:table-cell>
          <table:table-cell office:value-type="float" office:value="1.05735486064515" calcext:value-type="float">
            <text:p>1.05735486064515</text:p>
          </table:table-cell>
          <table:table-cell office:value-type="float" office:value="1.01186045513713" calcext:value-type="float">
            <text:p>1.01186045513713</text:p>
          </table:table-cell>
          <table:table-cell office:value-type="float" office:value="5.97114072292751" calcext:value-type="float">
            <text:p>5.97114072292751</text:p>
          </table:table-cell>
          <table:table-cell office:value-type="float" office:value="15.7636311978939" calcext:value-type="float">
            <text:p>15.7636311978939</text:p>
          </table:table-cell>
          <table:table-cell office:value-type="float" office:value="10.1419638552917" calcext:value-type="float">
            <text:p>10.1419638552917</text:p>
          </table:table-cell>
          <table:table-cell/>
          <table:table-cell table:formula="of:=IF([.I3];[.B3]-[.I3];0)" office:value-type="float" office:value="0.0236451393548502" calcext:value-type="float">
            <text:p>0.02364513935485</text:p>
          </table:table-cell>
          <table:table-cell table:formula="of:=POWER([.O3];2)" office:value-type="float" office:value="0.000559092615110288" calcext:value-type="float">
            <text:p>0.000559092615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5.2" calcext:value-type="float">
            <text:p>5.2</text:p>
          </table:table-cell>
          <table:table-cell office:value-type="float" office:value="38.4" calcext:value-type="float">
            <text:p>38.4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Alehouse Rock Altbier</text:p>
          </table:table-cell>
          <table:table-cell office:value-type="float" office:value="1.03823616444698" calcext:value-type="float">
            <text:p>1.03823616444698</text:p>
          </table:table-cell>
          <table:table-cell office:value-type="float" office:value="1.00818778583347" calcext:value-type="float">
            <text:p>1.00818778583347</text:p>
          </table:table-cell>
          <table:table-cell office:value-type="float" office:value="3.94384969302286" calcext:value-type="float">
            <text:p>3.94384969302286</text:p>
          </table:table-cell>
          <table:table-cell office:value-type="float" office:value="26.5191396391397" calcext:value-type="float">
            <text:p>26.5191396391397</text:p>
          </table:table-cell>
          <table:table-cell office:value-type="float" office:value="13.6150115400283" calcext:value-type="float">
            <text:p>13.6150115400283</text:p>
          </table:table-cell>
          <table:table-cell/>
          <table:table-cell table:formula="of:=IF([.I4];[.B4]-[.I4];0)" office:value-type="float" office:value="0.0117638355530245" calcext:value-type="float">
            <text:p>0.011763835553025</text:p>
          </table:table-cell>
          <table:table-cell table:formula="of:=POWER([.O4];2)" office:value-type="float" office:value="0.000138387826918604" calcext:value-type="float">
            <text:p>0.0001383878269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3" calcext:value-type="float">
            <text:p>1.013</text:p>
          </table:table-cell>
          <table:table-cell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All Day Drinking Marzen</text:p>
          </table:table-cell>
          <table:table-cell office:value-type="float" office:value="1.03783009211141" calcext:value-type="float">
            <text:p>1.03783009211141</text:p>
          </table:table-cell>
          <table:table-cell office:value-type="float" office:value="1.0085698299709" calcext:value-type="float">
            <text:p>1.0085698299709</text:p>
          </table:table-cell>
          <table:table-cell office:value-type="float" office:value="3.84040940594171" calcext:value-type="float">
            <text:p>3.84040940594171</text:p>
          </table:table-cell>
          <table:table-cell office:value-type="float" office:value="14.3925154365081" calcext:value-type="float">
            <text:p>14.3925154365081</text:p>
          </table:table-cell>
          <table:table-cell office:value-type="float" office:value="7.98183132973768" calcext:value-type="float">
            <text:p>7.98183132973768</text:p>
          </table:table-cell>
          <table:table-cell/>
          <table:table-cell table:formula="of:=IF([.I5];[.B5]-[.I5];0)" office:value-type="float" office:value="0.0201699078885937" calcext:value-type="float">
            <text:p>0.020169907888594</text:p>
          </table:table-cell>
          <table:table-cell table:formula="of:=POWER([.O5];2)" office:value-type="float" office:value="0.000406825184234356" calcext:value-type="float">
            <text:p>0.0004068251842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Baggy Ann APA</text:p>
          </table:table-cell>
          <table:table-cell office:value-type="float" office:value="1.03223978361288" calcext:value-type="float">
            <text:p>1.03223978361288</text:p>
          </table:table-cell>
          <table:table-cell office:value-type="float" office:value="1.00706163253833" calcext:value-type="float">
            <text:p>1.00706163253833</text:p>
          </table:table-cell>
          <table:table-cell office:value-type="float" office:value="3.30463232853406" calcext:value-type="float">
            <text:p>3.30463232853406</text:p>
          </table:table-cell>
          <table:table-cell office:value-type="float" office:value="43.4220505384383" calcext:value-type="float">
            <text:p>43.4220505384383</text:p>
          </table:table-cell>
          <table:table-cell office:value-type="float" office:value="5.17965110233813" calcext:value-type="float">
            <text:p>5.17965110233813</text:p>
          </table:table-cell>
          <table:table-cell/>
          <table:table-cell table:formula="of:=IF([.I6];[.B6]-[.I6];0)" office:value-type="float" office:value="0.0167602163871237" calcext:value-type="float">
            <text:p>0.016760216387124</text:p>
          </table:table-cell>
          <table:table-cell table:formula="of:=POWER([.O6];2)" office:value-type="float" office:value="0.000280904853343208" calcext:value-type="float">
            <text:p>0.0002809048533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1" calcext:value-type="float">
            <text:p>1.011</text:p>
          </table:table-cell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ggy Anne APA</text:p>
          </table:table-cell>
          <table:table-cell office:value-type="float" office:value="1.02789248241852" calcext:value-type="float">
            <text:p>1.02789248241852</text:p>
          </table:table-cell>
          <table:table-cell office:value-type="float" office:value="1.00610942254721" calcext:value-type="float">
            <text:p>1.00610942254721</text:p>
          </table:table-cell>
          <table:table-cell office:value-type="float" office:value="2.85902660810967" calcext:value-type="float">
            <text:p>2.85902660810967</text:p>
          </table:table-cell>
          <table:table-cell office:value-type="float" office:value="27.0057856866146" calcext:value-type="float">
            <text:p>27.0057856866146</text:p>
          </table:table-cell>
          <table:table-cell office:value-type="float" office:value="6.15582263181633" calcext:value-type="float">
            <text:p>6.15582263181633</text:p>
          </table:table-cell>
          <table:table-cell/>
          <table:table-cell table:formula="of:=IF([.I7];[.B7]-[.I7];0)" office:value-type="float" office:value="0.0241075175814816" calcext:value-type="float">
            <text:p>0.024107517581482</text:p>
          </table:table-cell>
          <table:table-cell table:formula="of:=POWER([.O7];2)" office:value-type="float" office:value="0.000581172403941442" calcext:value-type="float">
            <text:p>0.0005811724039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5" calcext:value-type="float">
            <text:p>1.015</text:p>
          </table:table-cell>
          <table:table-cell office:value-type="float" office:value="4.7" calcext:value-type="float">
            <text:p>4.7</text:p>
          </table:table-cell>
          <table:table-cell office:value-type="float" office:value="24.2" calcext:value-type="float">
            <text:p>24.2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string" calcext:value-type="string">
            <text:p>Barrel's Round London Porter</text:p>
          </table:table-cell>
          <table:table-cell office:value-type="float" office:value="1.04273461329194" calcext:value-type="float">
            <text:p>1.04273461329194</text:p>
          </table:table-cell>
          <table:table-cell office:value-type="float" office:value="1.0094927382598" calcext:value-type="float">
            <text:p>1.0094927382598</text:p>
          </table:table-cell>
          <table:table-cell office:value-type="float" office:value="4.36299609796866" calcext:value-type="float">
            <text:p>4.36299609796866</text:p>
          </table:table-cell>
          <table:table-cell office:value-type="float" office:value="18.1304119797289" calcext:value-type="float">
            <text:p>18.1304119797289</text:p>
          </table:table-cell>
          <table:table-cell office:value-type="float" office:value="18.2079227927739" calcext:value-type="float">
            <text:p>18.2079227927739</text:p>
          </table:table-cell>
          <table:table-cell/>
          <table:table-cell table:formula="of:=IF([.I8];[.B8]-[.I8];0)" office:value-type="float" office:value="0.00826538670805777" calcext:value-type="float">
            <text:p>0.008265386708058</text:p>
          </table:table-cell>
          <table:table-cell table:formula="of:=POWER([.O8];2)" office:value-type="float" office:value="0.000068316617433738" calcext:value-type="float">
            <text:p>6.8316617433738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arrels Round Porter</text:p>
          </table:table-cell>
          <table:table-cell office:value-type="float" office:value="1.03648696216772" calcext:value-type="float">
            <text:p>1.03648696216772</text:p>
          </table:table-cell>
          <table:table-cell office:value-type="float" office:value="1.00863043402886" calcext:value-type="float">
            <text:p>1.00863043402886</text:p>
          </table:table-cell>
          <table:table-cell office:value-type="float" office:value="3.65616931822463" calcext:value-type="float">
            <text:p>3.65616931822463</text:p>
          </table:table-cell>
          <table:table-cell office:value-type="float" office:value="21.3073714668514" calcext:value-type="float">
            <text:p>21.3073714668514</text:p>
          </table:table-cell>
          <table:table-cell office:value-type="float" office:value="20.5536026237635" calcext:value-type="float">
            <text:p>20.5536026237635</text:p>
          </table:table-cell>
          <table:table-cell/>
          <table:table-cell table:formula="of:=IF([.I9];[.B9]-[.I9];0)" office:value-type="float" office:value="0.0155130378322823" calcext:value-type="float">
            <text:p>0.015513037832282</text:p>
          </table:table-cell>
          <table:table-cell table:formula="of:=POWER([.O9];2)" office:value-type="float" office:value="0.000240654342785822" calcext:value-type="float">
            <text:p>0.0002406543427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ater's Paki Pale Ale</text:p>
          </table:table-cell>
          <table:table-cell office:value-type="float" office:value="1.059" calcext:value-type="float">
            <text:p>1.059</text:p>
          </table:table-cell>
          <table:table-cell office:value-type="float" office:value="1.012" calcext:value-type="float">
            <text:p>1.012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15.3" calcext:value-type="float">
            <text:p>15.3</text:p>
          </table:table-cell>
          <table:table-cell/>
          <table:table-cell office:value-type="string" calcext:value-type="string">
            <text:p>Beater's Paki Pale Ale</text:p>
          </table:table-cell>
          <table:table-cell office:value-type="float" office:value="1.0630801183603" calcext:value-type="float">
            <text:p>1.0630801183603</text:p>
          </table:table-cell>
          <table:table-cell office:value-type="float" office:value="1.01103902071305" calcext:value-type="float">
            <text:p>1.01103902071305</text:p>
          </table:table-cell>
          <table:table-cell office:value-type="float" office:value="6.83039406620163" calcext:value-type="float">
            <text:p>6.83039406620163</text:p>
          </table:table-cell>
          <table:table-cell office:value-type="float" office:value="14.0197279557701" calcext:value-type="float">
            <text:p>14.0197279557701</text:p>
          </table:table-cell>
          <table:table-cell office:value-type="float" office:value="10.1871795160053" calcext:value-type="float">
            <text:p>10.1871795160053</text:p>
          </table:table-cell>
          <table:table-cell/>
          <table:table-cell table:formula="of:=IF([.I10];[.B10]-[.I10];0)" office:value-type="float" office:value="-0.00408011836030364" calcext:value-type="float">
            <text:p>-0.004080118360304</text:p>
          </table:table-cell>
          <table:table-cell table:formula="of:=POWER([.O10];2)" office:value-type="float" office:value="0.0000166473658340869" calcext:value-type="float">
            <text:p>1.66473658340869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float" office:value="1.077" calcext:value-type="float">
            <text:p>1.077</text:p>
          </table:table-cell>
          <table:table-cell office:value-type="float" office:value="1.02" calcext:value-type="float">
            <text:p>1.02</text:p>
          </table:table-cell>
          <table:table-cell office:value-type="float" office:value="7.7" calcext:value-type="float">
            <text:p>7.7</text:p>
          </table:table-cell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Ben Nevis Wee Heavy</text:p>
          </table:table-cell>
          <table:table-cell office:value-type="float" office:value="1.06535197926422" calcext:value-type="float">
            <text:p>1.06535197926422</text:p>
          </table:table-cell>
          <table:table-cell office:value-type="float" office:value="1.01304636640785" calcext:value-type="float">
            <text:p>1.01304636640785</text:p>
          </table:table-cell>
          <table:table-cell office:value-type="float" office:value="6.86511168739861" calcext:value-type="float">
            <text:p>6.86511168739861</text:p>
          </table:table-cell>
          <table:table-cell office:value-type="float" office:value="13.3015243260916" calcext:value-type="float">
            <text:p>13.3015243260916</text:p>
          </table:table-cell>
          <table:table-cell office:value-type="float" office:value="11.486525047912" calcext:value-type="float">
            <text:p>11.486525047912</text:p>
          </table:table-cell>
          <table:table-cell/>
          <table:table-cell table:formula="of:=IF([.I11];[.B11]-[.I11];0)" office:value-type="float" office:value="0.0116480207357768" calcext:value-type="float">
            <text:p>0.011648020735777</text:p>
          </table:table-cell>
          <table:table-cell table:formula="of:=POWER([.O11];2)" office:value-type="float" office:value="0.000135676387061085" calcext:value-type="float">
            <text:p>0.0001356763870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pool Wheat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string" calcext:value-type="string">
            <text:p>Blackpool Wheat</text:p>
          </table:table-cell>
          <table:table-cell office:value-type="float" office:value="1.05114859216043" calcext:value-type="float">
            <text:p>1.05114859216043</text:p>
          </table:table-cell>
          <table:table-cell office:value-type="float" office:value="1.01074120435369" calcext:value-type="float">
            <text:p>1.01074120435369</text:p>
          </table:table-cell>
          <table:table-cell office:value-type="float" office:value="5.30346964963421" calcext:value-type="float">
            <text:p>5.30346964963421</text:p>
          </table:table-cell>
          <table:table-cell office:value-type="float" office:value="0" calcext:value-type="float">
            <text:p>0</text:p>
          </table:table-cell>
          <table:table-cell office:value-type="float" office:value="13.8106062220467" calcext:value-type="float">
            <text:p>13.8106062220467</text:p>
          </table:table-cell>
          <table:table-cell/>
          <table:table-cell table:formula="of:=IF([.I12];[.B12]-[.I12];0)" office:value-type="float" office:value="-0.0031485921604264" calcext:value-type="float">
            <text:p>-0.003148592160426</text:p>
          </table:table-cell>
          <table:table-cell table:formula="of:=POWER([.O12];2)" office:value-type="float" office:value="0.00000991363259269859" calcext:value-type="float">
            <text:p>9.91363259269859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rew #1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2" calcext:value-type="float">
            <text:p>1.002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Brew #1</text:p>
          </table:table-cell>
          <table:table-cell table:number-columns-repeated="6"/>
          <table:table-cell table:formula="of:=IF([.I13];[.B13]-[.I13];0)" office:value-type="float" office:value="0" calcext:value-type="float">
            <text:p>0</text:p>
          </table:table-cell>
          <table:table-cell table:formula="of:=POWER([.O13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enos Aires Wheat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8" calcext:value-type="float">
            <text:p>1.008</text:p>
          </table:table-cell>
          <table:table-cell office:value-type="float" office:value="4.6" calcext:value-type="float">
            <text:p>4.6</text:p>
          </table:table-cell>
          <table:table-cell office:value-type="float" office:value="17.6" calcext:value-type="float">
            <text:p>17.6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Buenos Aires Wheat</text:p>
          </table:table-cell>
          <table:table-cell office:value-type="float" office:value="1.04481985629791" calcext:value-type="float">
            <text:p>1.04481985629791</text:p>
          </table:table-cell>
          <table:table-cell office:value-type="float" office:value="1.0075073259299" calcext:value-type="float">
            <text:p>1.0075073259299</text:p>
          </table:table-cell>
          <table:table-cell office:value-type="float" office:value="4.89726961080151" calcext:value-type="float">
            <text:p>4.89726961080151</text:p>
          </table:table-cell>
          <table:table-cell office:value-type="float" office:value="7.00797967912684" calcext:value-type="float">
            <text:p>7.00797967912684</text:p>
          </table:table-cell>
          <table:table-cell office:value-type="float" office:value="0.696673700625146" calcext:value-type="float">
            <text:p>0.696673700625146</text:p>
          </table:table-cell>
          <table:table-cell/>
          <table:table-cell table:formula="of:=IF([.I14];[.B14]-[.I14];0)" office:value-type="float" office:value="-0.0018198562979117" calcext:value-type="float">
            <text:p>-0.001819856297912</text:p>
          </table:table-cell>
          <table:table-cell table:formula="of:=POWER([.O14];2)" office:value-type="float" office:value="0.00000331187694504889" calcext:value-type="float">
            <text:p>3.31187694504889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enos Aires Wheat (1.1)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8" calcext:value-type="float">
            <text:p>1.008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Buenos Aires Wheat (1.1)</text:p>
          </table:table-cell>
          <table:table-cell office:value-type="float" office:value="1.04481985629791" calcext:value-type="float">
            <text:p>1.04481985629791</text:p>
          </table:table-cell>
          <table:table-cell office:value-type="float" office:value="1.0075073259299" calcext:value-type="float">
            <text:p>1.0075073259299</text:p>
          </table:table-cell>
          <table:table-cell office:value-type="float" office:value="4.89726961080151" calcext:value-type="float">
            <text:p>4.89726961080151</text:p>
          </table:table-cell>
          <table:table-cell office:value-type="float" office:value="8.330781398401" calcext:value-type="float">
            <text:p>8.330781398401</text:p>
          </table:table-cell>
          <table:table-cell office:value-type="float" office:value="0.696673700625146" calcext:value-type="float">
            <text:p>0.696673700625146</text:p>
          </table:table-cell>
          <table:table-cell/>
          <table:table-cell table:formula="of:=IF([.I15];[.B15]-[.I15];0)" office:value-type="float" office:value="-0.0018198562979117" calcext:value-type="float">
            <text:p>-0.001819856297912</text:p>
          </table:table-cell>
          <table:table-cell table:formula="of:=POWER([.O15];2)" office:value-type="float" office:value="0.00000331187694504889" calcext:value-type="float">
            <text:p>3.31187694504889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8.7" calcext:value-type="float">
            <text:p>28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Buenos Aires Wheat (1.2)</text:p>
          </table:table-cell>
          <table:table-cell office:value-type="float" office:value="1.02673122948408" calcext:value-type="float">
            <text:p>1.02673122948408</text:p>
          </table:table-cell>
          <table:table-cell office:value-type="float" office:value="1.00585506784002" calcext:value-type="float">
            <text:p>1.00585506784002</text:p>
          </table:table-cell>
          <table:table-cell office:value-type="float" office:value="2.73999621578238" calcext:value-type="float">
            <text:p>2.73999621578238</text:p>
          </table:table-cell>
          <table:table-cell office:value-type="float" office:value="20.1876484215279" calcext:value-type="float">
            <text:p>20.1876484215279</text:p>
          </table:table-cell>
          <table:table-cell office:value-type="float" office:value="3.67453055689614" calcext:value-type="float">
            <text:p>3.67453055689614</text:p>
          </table:table-cell>
          <table:table-cell/>
          <table:table-cell table:formula="of:=IF([.I16];[.B16]-[.I16];0)" office:value-type="float" office:value="0.0232687705159229" calcext:value-type="float">
            <text:p>0.023268770515923</text:p>
          </table:table-cell>
          <table:table-cell table:formula="of:=POWER([.O16];2)" office:value-type="float" office:value="0.000541435681322683" calcext:value-type="float">
            <text:p>0.0005414356813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float" office:value="1.05" calcext:value-type="float">
            <text:p>1.05</text:p>
          </table:table-cell>
          <table:table-cell office:value-type="float" office:value="1.013" calcext:value-type="float">
            <text:p>1.013</text:p>
          </table:table-cell>
          <table:table-cell office:value-type="float" office:value="4.9" calcext:value-type="float">
            <text:p>4.9</text:p>
          </table:table-cell>
          <table:table-cell office:value-type="float" office:value="19.3" calcext:value-type="float">
            <text:p>19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Buenos Aires Wheat (1.3)</text:p>
          </table:table-cell>
          <table:table-cell office:value-type="float" office:value="1.03536947057658" calcext:value-type="float">
            <text:p>1.03536947057658</text:p>
          </table:table-cell>
          <table:table-cell office:value-type="float" office:value="1.00723773638068" calcext:value-type="float">
            <text:p>1.00723773638068</text:p>
          </table:table-cell>
          <table:table-cell office:value-type="float" office:value="3.69229011321193" calcext:value-type="float">
            <text:p>3.69229011321193</text:p>
          </table:table-cell>
          <table:table-cell office:value-type="float" office:value="15.1052948029848" calcext:value-type="float">
            <text:p>15.1052948029848</text:p>
          </table:table-cell>
          <table:table-cell office:value-type="float" office:value="5.00377431375603" calcext:value-type="float">
            <text:p>5.00377431375603</text:p>
          </table:table-cell>
          <table:table-cell/>
          <table:table-cell table:formula="of:=IF([.I17];[.B17]-[.I17];0)" office:value-type="float" office:value="0.0146305294234192" calcext:value-type="float">
            <text:p>0.014630529423419</text:p>
          </table:table-cell>
          <table:table-cell table:formula="of:=POWER([.O17];2)" office:value-type="float" office:value="0.000214052391209536" calcext:value-type="float">
            <text:p>0.000214052391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(1.1)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2" calcext:value-type="float">
            <text:p>1.012</text:p>
          </table:table-cell>
          <table:table-cell office:value-type="float" office:value="4.7" calcext:value-type="float">
            <text:p>4.7</text:p>
          </table:table-cell>
          <table:table-cell office:value-type="float" office:value="21.1" calcext:value-type="float">
            <text:p>21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rlotte Bitter (1.1)</text:p>
          </table:table-cell>
          <table:table-cell office:value-type="float" office:value="1.05118838027206" calcext:value-type="float">
            <text:p>1.05118838027206</text:p>
          </table:table-cell>
          <table:table-cell office:value-type="float" office:value="1.00895796654761" calcext:value-type="float">
            <text:p>1.00895796654761</text:p>
          </table:table-cell>
          <table:table-cell office:value-type="float" office:value="5.5427418013343" calcext:value-type="float">
            <text:p>5.5427418013343</text:p>
          </table:table-cell>
          <table:table-cell office:value-type="float" office:value="11.0257256810644" calcext:value-type="float">
            <text:p>11.0257256810644</text:p>
          </table:table-cell>
          <table:table-cell office:value-type="float" office:value="5.79472295382319" calcext:value-type="float">
            <text:p>5.79472295382319</text:p>
          </table:table-cell>
          <table:table-cell/>
          <table:table-cell table:formula="of:=IF([.I18];[.B18]-[.I18];0)" office:value-type="float" office:value="-0.0031883802720627" calcext:value-type="float">
            <text:p>-0.003188380272063</text:p>
          </table:table-cell>
          <table:table-cell table:formula="of:=POWER([.O18];2)" office:value-type="float" office:value="0.0000101657687592786" calcext:value-type="float">
            <text:p>1.01657687592786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float" office:value="1.036" calcext:value-type="float">
            <text:p>1.036</text:p>
          </table:table-cell>
          <table:table-cell office:value-type="float" office:value="1.009" calcext:value-type="float">
            <text:p>1.009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Charlotte Bitter (1.2)</text:p>
          </table:table-cell>
          <table:table-cell table:number-columns-repeated="6"/>
          <table:table-cell table:formula="of:=IF([.I19];[.B19]-[.I19];0)" office:value-type="float" office:value="0" calcext:value-type="float">
            <text:p>0</text:p>
          </table:table-cell>
          <table:table-cell table:formula="of:=POWER([.O19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3" calcext:value-type="float">
            <text:p>4.3</text:p>
          </table:table-cell>
          <table:table-cell office:value-type="float" office:value="34.1" calcext:value-type="float">
            <text:p>34.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Charlotte Bitter (1.3)</text:p>
          </table:table-cell>
          <table:table-cell office:value-type="float" office:value="1.0286762513095" calcext:value-type="float">
            <text:p>1.0286762513095</text:p>
          </table:table-cell>
          <table:table-cell office:value-type="float" office:value="1.00649616708421" calcext:value-type="float">
            <text:p>1.00649616708421</text:p>
          </table:table-cell>
          <table:table-cell office:value-type="float" office:value="2.91113605456974" calcext:value-type="float">
            <text:p>2.91113605456974</text:p>
          </table:table-cell>
          <table:table-cell office:value-type="float" office:value="25.8273766030926" calcext:value-type="float">
            <text:p>25.8273766030926</text:p>
          </table:table-cell>
          <table:table-cell office:value-type="float" office:value="10.6303227573124" calcext:value-type="float">
            <text:p>10.6303227573124</text:p>
          </table:table-cell>
          <table:table-cell/>
          <table:table-cell table:formula="of:=IF([.I20];[.B20]-[.I20];0)" office:value-type="float" office:value="0.0143237486905006" calcext:value-type="float">
            <text:p>0.014323748690501</text:p>
          </table:table-cell>
          <table:table-cell table:formula="of:=POWER([.O20];2)" office:value-type="float" office:value="0.000205169776548617" calcext:value-type="float">
            <text:p>0.0002051697765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9" calcext:value-type="float">
            <text:p>1.009</text:p>
          </table:table-cell>
          <table:table-cell office:value-type="float" office:value="4.5" calcext:value-type="float">
            <text:p>4.5</text:p>
          </table:table-cell>
          <table:table-cell office:value-type="float" office:value="30.9" calcext:value-type="float">
            <text:p>30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rlotte Bitter (1.4)</text:p>
          </table:table-cell>
          <table:table-cell office:value-type="float" office:value="1.02700765763984" calcext:value-type="float">
            <text:p>1.02700765763984</text:p>
          </table:table-cell>
          <table:table-cell office:value-type="float" office:value="1.00578057688393" calcext:value-type="float">
            <text:p>1.00578057688393</text:p>
          </table:table-cell>
          <table:table-cell office:value-type="float" office:value="2.78605434921302" calcext:value-type="float">
            <text:p>2.78605434921302</text:p>
          </table:table-cell>
          <table:table-cell office:value-type="float" office:value="24.9802031400611" calcext:value-type="float">
            <text:p>24.9802031400611</text:p>
          </table:table-cell>
          <table:table-cell office:value-type="float" office:value="8.85009023520093" calcext:value-type="float">
            <text:p>8.85009023520093</text:p>
          </table:table-cell>
          <table:table-cell/>
          <table:table-cell table:formula="of:=IF([.I21];[.B21]-[.I21];0)" office:value-type="float" office:value="0.0159923423601602" calcext:value-type="float">
            <text:p>0.01599234236016</text:p>
          </table:table-cell>
          <table:table-cell table:formula="of:=POWER([.O21];2)" office:value-type="float" office:value="0.000255755014164575" calcext:value-type="float">
            <text:p>0.0002557550141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float" office:value="1.036" calcext:value-type="float">
            <text:p>1.036</text:p>
          </table:table-cell>
          <table:table-cell office:value-type="float" office:value="1.011" calcext:value-type="float">
            <text:p>1.011</text:p>
          </table:table-cell>
          <table:table-cell office:value-type="float" office:value="3.3" calcext:value-type="float">
            <text:p>3.3</text:p>
          </table:table-cell>
          <table:table-cell office:value-type="float" office:value="26.3" calcext:value-type="float">
            <text:p>26.3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Charlotte Bitter (1.5)</text:p>
          </table:table-cell>
          <table:table-cell office:value-type="float" office:value="1.02302469671528" calcext:value-type="float">
            <text:p>1.02302469671528</text:p>
          </table:table-cell>
          <table:table-cell office:value-type="float" office:value="1.00511452900334" calcext:value-type="float">
            <text:p>1.00511452900334</text:p>
          </table:table-cell>
          <table:table-cell office:value-type="float" office:value="2.35070951219145" calcext:value-type="float">
            <text:p>2.35070951219145</text:p>
          </table:table-cell>
          <table:table-cell office:value-type="float" office:value="20.0360472765606" calcext:value-type="float">
            <text:p>20.0360472765606</text:p>
          </table:table-cell>
          <table:table-cell office:value-type="float" office:value="5.77685895258985" calcext:value-type="float">
            <text:p>5.77685895258985</text:p>
          </table:table-cell>
          <table:table-cell/>
          <table:table-cell table:formula="of:=IF([.I22];[.B22]-[.I22];0)" office:value-type="float" office:value="0.0129753032847211" calcext:value-type="float">
            <text:p>0.012975303284721</text:p>
          </table:table-cell>
          <table:table-cell table:formula="of:=POWER([.O22];2)" office:value-type="float" office:value="0.000168358495330493" calcext:value-type="float">
            <text:p>0.000168358495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float" office:value="1.034" calcext:value-type="float">
            <text:p>1.034</text:p>
          </table:table-cell>
          <table:table-cell office:value-type="float" office:value="1.011" calcext:value-type="float">
            <text:p>1.011</text:p>
          </table:table-cell>
          <table:table-cell office:value-type="float" office:value="3.1" calcext:value-type="float">
            <text:p>3.1</text:p>
          </table:table-cell>
          <table:table-cell office:value-type="float" office:value="27.2" calcext:value-type="float">
            <text:p>27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Charlotte Bitter (1.6)</text:p>
          </table:table-cell>
          <table:table-cell office:value-type="float" office:value="1.02544586078606" calcext:value-type="float">
            <text:p>1.02544586078606</text:p>
          </table:table-cell>
          <table:table-cell office:value-type="float" office:value="1.00577957709444" calcext:value-type="float">
            <text:p>1.00577957709444</text:p>
          </table:table-cell>
          <table:table-cell office:value-type="float" office:value="2.58119973452488" calcext:value-type="float">
            <text:p>2.58119973452488</text:p>
          </table:table-cell>
          <table:table-cell office:value-type="float" office:value="18.8024611118886" calcext:value-type="float">
            <text:p>18.8024611118886</text:p>
          </table:table-cell>
          <table:table-cell office:value-type="float" office:value="6.27604549497309" calcext:value-type="float">
            <text:p>6.27604549497309</text:p>
          </table:table-cell>
          <table:table-cell/>
          <table:table-cell table:formula="of:=IF([.I23];[.B23]-[.I23];0)" office:value-type="float" office:value="0.00855413921393855" calcext:value-type="float">
            <text:p>0.008554139213939</text:p>
          </table:table-cell>
          <table:table-cell table:formula="of:=POWER([.O23];2)" office:value-type="float" office:value="0.0000731732976914412" calcext:value-type="float">
            <text:p>7.31732976914412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float" office:value="1.052" calcext:value-type="float">
            <text:p>1.052</text:p>
          </table:table-cell>
          <table:table-cell office:value-type="float" office:value="1.009" calcext:value-type="float">
            <text:p>1.009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string" calcext:value-type="string">
            <text:p>Charlotte Bitter (1.7)</text:p>
          </table:table-cell>
          <table:table-cell office:value-type="float" office:value="1.0419836186162" calcext:value-type="float">
            <text:p>1.0419836186162</text:p>
          </table:table-cell>
          <table:table-cell office:value-type="float" office:value="1.00941548895243" calcext:value-type="float">
            <text:p>1.00941548895243</text:p>
          </table:table-cell>
          <table:table-cell office:value-type="float" office:value="4.27456701837003" calcext:value-type="float">
            <text:p>4.27456701837003</text:p>
          </table:table-cell>
          <table:table-cell office:value-type="float" office:value="20.3358879648962" calcext:value-type="float">
            <text:p>20.3358879648962</text:p>
          </table:table-cell>
          <table:table-cell office:value-type="float" office:value="10.7851335389086" calcext:value-type="float">
            <text:p>10.7851335389086</text:p>
          </table:table-cell>
          <table:table-cell/>
          <table:table-cell table:formula="of:=IF([.I24];[.B24]-[.I24];0)" office:value-type="float" office:value="0.0100163813838012" calcext:value-type="float">
            <text:p>0.010016381383801</text:p>
          </table:table-cell>
          <table:table-cell table:formula="of:=POWER([.O24];2)" office:value-type="float" office:value="0.00010032789602576" calcext:value-type="float">
            <text:p>0.0001003278960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2010</text:p>
          </table:table-cell>
          <table:table-cell office:value-type="float" office:value="1.038" calcext:value-type="float">
            <text:p>1.038</text:p>
          </table:table-cell>
          <table:table-cell office:value-type="float" office:value="1.006" calcext:value-type="float">
            <text:p>1.006</text:p>
          </table:table-cell>
          <table:table-cell office:value-type="float" office:value="4.2" calcext:value-type="float">
            <text:p>4.2</text:p>
          </table:table-cell>
          <table:table-cell office:value-type="float" office:value="38" calcext:value-type="float">
            <text:p>38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Charlotte Bitter 2010</text:p>
          </table:table-cell>
          <table:table-cell table:number-columns-repeated="6"/>
          <table:table-cell table:formula="of:=IF([.I25];[.B25]-[.I25];0)" office:value-type="float" office:value="0" calcext:value-type="float">
            <text:p>0</text:p>
          </table:table-cell>
          <table:table-cell table:formula="of:=POWER([.O25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rlotte Bitter 2011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9" calcext:value-type="float">
            <text:p>1.009</text:p>
          </table:table-cell>
          <table:table-cell office:value-type="float" office:value="5.2" calcext:value-type="float">
            <text:p>5.2</text:p>
          </table:table-cell>
          <table:table-cell office:value-type="float" office:value="31.3" calcext:value-type="float">
            <text:p>31.3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Charlotte Bitter 2011</text:p>
          </table:table-cell>
          <table:table-cell office:value-type="float" office:value="1.0302765064086" calcext:value-type="float">
            <text:p>1.0302765064086</text:p>
          </table:table-cell>
          <table:table-cell office:value-type="float" office:value="1.00560115368559" calcext:value-type="float">
            <text:p>1.00560115368559</text:p>
          </table:table-cell>
          <table:table-cell office:value-type="float" office:value="3.23864004489523" calcext:value-type="float">
            <text:p>3.23864004489523</text:p>
          </table:table-cell>
          <table:table-cell office:value-type="float" office:value="17.1756146121254" calcext:value-type="float">
            <text:p>17.1756146121254</text:p>
          </table:table-cell>
          <table:table-cell office:value-type="float" office:value="6.50152426934993" calcext:value-type="float">
            <text:p>6.50152426934993</text:p>
          </table:table-cell>
          <table:table-cell/>
          <table:table-cell table:formula="of:=IF([.I26];[.B26]-[.I26];0)" office:value-type="float" office:value="0.0177234935913972" calcext:value-type="float">
            <text:p>0.017723493591397</text:p>
          </table:table-cell>
          <table:table-cell table:formula="of:=POWER([.O26];2)" office:value-type="float" office:value="0.000314122225084299" calcext:value-type="float">
            <text:p>0.0003141222250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7" calcext:value-type="float">
            <text:p>1.007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Chips n Gravy Kolsch</text:p>
          </table:table-cell>
          <table:table-cell office:value-type="float" office:value="1.03968530404644" calcext:value-type="float">
            <text:p>1.03968530404644</text:p>
          </table:table-cell>
          <table:table-cell office:value-type="float" office:value="1.00876779679644" calcext:value-type="float">
            <text:p>1.00876779679644</text:p>
          </table:table-cell>
          <table:table-cell office:value-type="float" office:value="4.05792282656315" calcext:value-type="float">
            <text:p>4.05792282656315</text:p>
          </table:table-cell>
          <table:table-cell office:value-type="float" office:value="14.1840447454128" calcext:value-type="float">
            <text:p>14.1840447454128</text:p>
          </table:table-cell>
          <table:table-cell office:value-type="float" office:value="3.49239193217097" calcext:value-type="float">
            <text:p>3.49239193217097</text:p>
          </table:table-cell>
          <table:table-cell/>
          <table:table-cell table:formula="of:=IF([.I27];[.B27]-[.I27];0)" office:value-type="float" office:value="0.00831469595355694" calcext:value-type="float">
            <text:p>0.008314695953557</text:p>
          </table:table-cell>
          <table:table-cell table:formula="of:=POWER([.O27];2)" office:value-type="float" office:value="0.0000691341688000961" calcext:value-type="float">
            <text:p>6.91341688000961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n's (Not So) Pale Ale</text:p>
          </table:table-cell>
          <table:table-cell office:value-type="float" office:value="1.042" calcext:value-type="float">
            <text:p>1.042</text:p>
          </table:table-cell>
          <table:table-cell office:value-type="float" office:value="1.011" calcext:value-type="float">
            <text:p>1.01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Dan's (Not So) Pale Ale</text:p>
          </table:table-cell>
          <table:table-cell table:number-columns-repeated="6"/>
          <table:table-cell table:formula="of:=IF([.I28];[.B28]-[.I28];0)" office:value-type="float" office:value="0" calcext:value-type="float">
            <text:p>0</text:p>
          </table:table-cell>
          <table:table-cell table:formula="of:=POWER([.O28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3" calcext:value-type="float">
            <text:p>1.013</text:p>
          </table:table-cell>
          <table:table-cell office:value-type="float" office:value="6.5" calcext:value-type="float">
            <text:p>6.5</text:p>
          </table:table-cell>
          <table:table-cell office:value-type="float" office:value="47.5" calcext:value-type="float">
            <text:p>47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ead Cat Extra Stout</text:p>
          </table:table-cell>
          <table:table-cell office:value-type="float" office:value="1.03866872963967" calcext:value-type="float">
            <text:p>1.03866872963967</text:p>
          </table:table-cell>
          <table:table-cell office:value-type="float" office:value="1.00846979502931" calcext:value-type="float">
            <text:p>1.00846979502931</text:p>
          </table:table-cell>
          <table:table-cell office:value-type="float" office:value="3.9636101676098" calcext:value-type="float">
            <text:p>3.9636101676098</text:p>
          </table:table-cell>
          <table:table-cell office:value-type="float" office:value="36.037738814726" calcext:value-type="float">
            <text:p>36.037738814726</text:p>
          </table:table-cell>
          <table:table-cell office:value-type="float" office:value="43.7682069789759" calcext:value-type="float">
            <text:p>43.7682069789759</text:p>
          </table:table-cell>
          <table:table-cell/>
          <table:table-cell table:formula="of:=IF([.I29];[.B29]-[.I29];0)" office:value-type="float" office:value="0.0233312703603274" calcext:value-type="float">
            <text:p>0.023331270360328</text:p>
          </table:table-cell>
          <table:table-cell table:formula="of:=POWER([.O29];2)" office:value-type="float" office:value="0.000544348176626694" calcext:value-type="float">
            <text:p>0.0005443481766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10.6" calcext:value-type="float">
            <text:p>10.6</text:p>
          </table:table-cell>
          <table:table-cell office:value-type="float" office:value="46" calcext:value-type="float">
            <text:p>46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string" calcext:value-type="string">
            <text:p>Dutch Courage RIS</text:p>
          </table:table-cell>
          <table:table-cell office:value-type="float" office:value="1.06466266219184" calcext:value-type="float">
            <text:p>1.06466266219184</text:p>
          </table:table-cell>
          <table:table-cell office:value-type="float" office:value="1.01448996165196" calcext:value-type="float">
            <text:p>1.01448996165196</text:p>
          </table:table-cell>
          <table:table-cell office:value-type="float" office:value="6.58516694585869" calcext:value-type="float">
            <text:p>6.58516694585869</text:p>
          </table:table-cell>
          <table:table-cell office:value-type="float" office:value="36.4633531967763" calcext:value-type="float">
            <text:p>36.4633531967763</text:p>
          </table:table-cell>
          <table:table-cell office:value-type="float" office:value="38.6546002504354" calcext:value-type="float">
            <text:p>38.6546002504354</text:p>
          </table:table-cell>
          <table:table-cell/>
          <table:table-cell table:formula="of:=IF([.I30];[.B30]-[.I30];0)" office:value-type="float" office:value="0.0303373378081651" calcext:value-type="float">
            <text:p>0.030337337808165</text:p>
          </table:table-cell>
          <table:table-cell table:formula="of:=POWER([.O30];2)" office:value-type="float" office:value="0.000920354065286721" calcext:value-type="float">
            <text:p>0.0009203540652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5" calcext:value-type="float">
            <text:p>1.015</text:p>
          </table:table-cell>
          <table:table-cell office:value-type="float" office:value="5.1" calcext:value-type="float">
            <text:p>5.1</text:p>
          </table:table-cell>
          <table:table-cell office:value-type="float" office:value="43.8" calcext:value-type="float">
            <text:p>43.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Eh Up?! Pilsner</text:p>
          </table:table-cell>
          <table:table-cell office:value-type="float" office:value="1.03655522252596" calcext:value-type="float">
            <text:p>1.03655522252596</text:p>
          </table:table-cell>
          <table:table-cell office:value-type="float" office:value="1.00775454370576" calcext:value-type="float">
            <text:p>1.00775454370576</text:p>
          </table:table-cell>
          <table:table-cell office:value-type="float" office:value="3.7800890951516" calcext:value-type="float">
            <text:p>3.7800890951516</text:p>
          </table:table-cell>
          <table:table-cell office:value-type="float" office:value="37.3162904960518" calcext:value-type="float">
            <text:p>37.3162904960518</text:p>
          </table:table-cell>
          <table:table-cell office:value-type="float" office:value="2.71184389652838" calcext:value-type="float">
            <text:p>2.71184389652838</text:p>
          </table:table-cell>
          <table:table-cell/>
          <table:table-cell table:formula="of:=IF([.I31];[.B31]-[.I31];0)" office:value-type="float" office:value="0.0174447774740398" calcext:value-type="float">
            <text:p>0.01744477747404</text:p>
          </table:table-cell>
          <table:table-cell table:formula="of:=POWER([.O31];2)" office:value-type="float" office:value="0.000304320261118767" calcext:value-type="float">
            <text:p>0.000304320261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9.6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Fat Bastard Ale</text:p>
          </table:table-cell>
          <table:table-cell office:value-type="float" office:value="1.02845404724427" calcext:value-type="float">
            <text:p>1.02845404724427</text:p>
          </table:table-cell>
          <table:table-cell office:value-type="float" office:value="1.00673037058723" calcext:value-type="float">
            <text:p>1.00673037058723</text:p>
          </table:table-cell>
          <table:table-cell office:value-type="float" office:value="2.85123256123605" calcext:value-type="float">
            <text:p>2.85123256123605</text:p>
          </table:table-cell>
          <table:table-cell office:value-type="float" office:value="13.5795441489042" calcext:value-type="float">
            <text:p>13.5795441489042</text:p>
          </table:table-cell>
          <table:table-cell office:value-type="float" office:value="7.72050856454207" calcext:value-type="float">
            <text:p>7.72050856454207</text:p>
          </table:table-cell>
          <table:table-cell/>
          <table:table-cell table:formula="of:=IF([.I32];[.B32]-[.I32];0)" office:value-type="float" office:value="0.0205459527557295" calcext:value-type="float">
            <text:p>0.02054595275573</text:p>
          </table:table-cell>
          <table:table-cell table:formula="of:=POWER([.O32];2)" office:value-type="float" office:value="0.000422136174640667" calcext:value-type="float">
            <text:p>0.0004221361746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5" calcext:value-type="float">
            <text:p>5.5</text:p>
          </table:table-cell>
          <table:table-cell office:value-type="float" office:value="41.8" calcext:value-type="float">
            <text:p>41.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Fathers Day Abbey Ale</text:p>
          </table:table-cell>
          <table:table-cell office:value-type="float" office:value="1.03774827549988" calcext:value-type="float">
            <text:p>1.03774827549988</text:p>
          </table:table-cell>
          <table:table-cell office:value-type="float" office:value="1.00826818360995" calcext:value-type="float">
            <text:p>1.00826818360995</text:p>
          </table:table-cell>
          <table:table-cell office:value-type="float" office:value="3.86926206055332" calcext:value-type="float">
            <text:p>3.86926206055332</text:p>
          </table:table-cell>
          <table:table-cell office:value-type="float" office:value="35.0193191482393" calcext:value-type="float">
            <text:p>35.0193191482393</text:p>
          </table:table-cell>
          <table:table-cell office:value-type="float" office:value="3.70071361225289" calcext:value-type="float">
            <text:p>3.70071361225289</text:p>
          </table:table-cell>
          <table:table-cell/>
          <table:table-cell table:formula="of:=IF([.I33];[.B33]-[.I33];0)" office:value-type="float" office:value="0.0122517245001212" calcext:value-type="float">
            <text:p>0.012251724500121</text:p>
          </table:table-cell>
          <table:table-cell table:formula="of:=POWER([.O33];2)" office:value-type="float" office:value="0.000150104753226871" calcext:value-type="float">
            <text:p>0.0001501047532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float" office:value="1.073" calcext:value-type="float">
            <text:p>1.073</text:p>
          </table:table-cell>
          <table:table-cell office:value-type="float" office:value="1.01" calcext:value-type="float">
            <text:p>1.01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FILF, Double</text:p>
          </table:table-cell>
          <table:table-cell office:value-type="float" office:value="1.05615113160282" calcext:value-type="float">
            <text:p>1.05615113160282</text:p>
          </table:table-cell>
          <table:table-cell office:value-type="float" office:value="1.01229904832636" calcext:value-type="float">
            <text:p>1.01229904832636</text:p>
          </table:table-cell>
          <table:table-cell office:value-type="float" office:value="5.75558593003473" calcext:value-type="float">
            <text:p>5.75558593003473</text:p>
          </table:table-cell>
          <table:table-cell office:value-type="float" office:value="10.3244460076309" calcext:value-type="float">
            <text:p>10.3244460076309</text:p>
          </table:table-cell>
          <table:table-cell office:value-type="float" office:value="10.6829317575601" calcext:value-type="float">
            <text:p>10.6829317575601</text:p>
          </table:table-cell>
          <table:table-cell/>
          <table:table-cell table:formula="of:=IF([.I34];[.B34]-[.I34];0)" office:value-type="float" office:value="0.0168488683971813" calcext:value-type="float">
            <text:p>0.016848868397181</text:p>
          </table:table-cell>
          <table:table-cell table:formula="of:=POWER([.O34];2)" office:value-type="float" office:value="0.000283884366265533" calcext:value-type="float">
            <text:p>0.0002838843662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Fit Crack Helles</text:p>
          </table:table-cell>
          <table:table-cell office:value-type="float" office:value="1.03356797059156" calcext:value-type="float">
            <text:p>1.03356797059156</text:p>
          </table:table-cell>
          <table:table-cell office:value-type="float" office:value="1.00760431139812" calcext:value-type="float">
            <text:p>1.00760431139812</text:p>
          </table:table-cell>
          <table:table-cell office:value-type="float" office:value="3.40773026913854" calcext:value-type="float">
            <text:p>3.40773026913854</text:p>
          </table:table-cell>
          <table:table-cell office:value-type="float" office:value="10.1213987281428" calcext:value-type="float">
            <text:p>10.1213987281428</text:p>
          </table:table-cell>
          <table:table-cell office:value-type="float" office:value="3.29546023954314" calcext:value-type="float">
            <text:p>3.29546023954314</text:p>
          </table:table-cell>
          <table:table-cell/>
          <table:table-cell table:formula="of:=IF([.I35];[.B35]-[.I35];0)" office:value-type="float" office:value="0.014432029408443" calcext:value-type="float">
            <text:p>0.014432029408443</text:p>
          </table:table-cell>
          <table:table-cell table:formula="of:=POWER([.O35];2)" office:value-type="float" office:value="0.000208283472846164" calcext:value-type="float">
            <text:p>0.0002082834728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2" calcext:value-type="float">
            <text:p>1.012</text:p>
          </table:table-cell>
          <table:table-cell office:value-type="float" office:value="5.8" calcext:value-type="float">
            <text:p>5.8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it Crack Red IPA</text:p>
          </table:table-cell>
          <table:table-cell office:value-type="float" office:value="1.0400742929183" calcext:value-type="float">
            <text:p>1.0400742929183</text:p>
          </table:table-cell>
          <table:table-cell office:value-type="float" office:value="1.00877766222032" calcext:value-type="float">
            <text:p>1.00877766222032</text:p>
          </table:table-cell>
          <table:table-cell office:value-type="float" office:value="4.10768277911044" calcext:value-type="float">
            <text:p>4.10768277911044</text:p>
          </table:table-cell>
          <table:table-cell office:value-type="float" office:value="68.4620998575471" calcext:value-type="float">
            <text:p>68.4620998575471</text:p>
          </table:table-cell>
          <table:table-cell office:value-type="float" office:value="7.74356240099986" calcext:value-type="float">
            <text:p>7.74356240099986</text:p>
          </table:table-cell>
          <table:table-cell/>
          <table:table-cell table:formula="of:=IF([.I36];[.B36]-[.I36];0)" office:value-type="float" office:value="0.0159257070816969" calcext:value-type="float">
            <text:p>0.015925707081697</text:p>
          </table:table-cell>
          <table:table-cell table:formula="of:=POWER([.O36];2)" office:value-type="float" office:value="0.000253628146052012" calcext:value-type="float">
            <text:p>0.0002536281460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4" calcext:value-type="float">
            <text:p>6.4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Fluffy Pup Saison</text:p>
          </table:table-cell>
          <table:table-cell office:value-type="float" office:value="1.03835468202619" calcext:value-type="float">
            <text:p>1.03835468202619</text:p>
          </table:table-cell>
          <table:table-cell office:value-type="float" office:value="1.00895340835687" calcext:value-type="float">
            <text:p>1.00895340835687</text:p>
          </table:table-cell>
          <table:table-cell office:value-type="float" office:value="3.85891716909841" calcext:value-type="float">
            <text:p>3.85891716909841</text:p>
          </table:table-cell>
          <table:table-cell office:value-type="float" office:value="16.5674086916146" calcext:value-type="float">
            <text:p>16.5674086916146</text:p>
          </table:table-cell>
          <table:table-cell office:value-type="float" office:value="3.47146943784851" calcext:value-type="float">
            <text:p>3.47146943784851</text:p>
          </table:table-cell>
          <table:table-cell/>
          <table:table-cell table:formula="of:=IF([.I37];[.B37]-[.I37];0)" office:value-type="float" office:value="0.015645317973813" calcext:value-type="float">
            <text:p>0.015645317973813</text:p>
          </table:table-cell>
          <table:table-cell table:formula="of:=POWER([.O37];2)" office:value-type="float" office:value="0.000244775974501715" calcext:value-type="float">
            <text:p>0.0002447759745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43.4" calcext:value-type="float">
            <text:p>43.4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Frogbashing (session Belgian IPA)</text:p>
          </table:table-cell>
          <table:table-cell office:value-type="float" office:value="1.03934423820261" calcext:value-type="float">
            <text:p>1.03934423820261</text:p>
          </table:table-cell>
          <table:table-cell office:value-type="float" office:value="1.00873962643445" calcext:value-type="float">
            <text:p>1.00873962643445</text:p>
          </table:table-cell>
          <table:table-cell office:value-type="float" office:value="4.01685529457027" calcext:value-type="float">
            <text:p>4.01685529457027</text:p>
          </table:table-cell>
          <table:table-cell office:value-type="float" office:value="31.5476450602787" calcext:value-type="float">
            <text:p>31.5476450602787</text:p>
          </table:table-cell>
          <table:table-cell office:value-type="float" office:value="5.36915844382563" calcext:value-type="float">
            <text:p>5.36915844382563</text:p>
          </table:table-cell>
          <table:table-cell/>
          <table:table-cell table:formula="of:=IF([.I38];[.B38]-[.I38];0)" office:value-type="float" office:value="0.0126557617973944" calcext:value-type="float">
            <text:p>0.012655761797394</text:p>
          </table:table-cell>
          <table:table-cell table:formula="of:=POWER([.O38];2)" office:value-type="float" office:value="0.000160168306672387" calcext:value-type="float">
            <text:p>0.0001601683066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5" calcext:value-type="float">
            <text:p>1.015</text:p>
          </table:table-cell>
          <table:table-cell office:value-type="float" office:value="7.9" calcext:value-type="float">
            <text:p>7.9</text:p>
          </table:table-cell>
          <table:table-cell office:value-type="float" office:value="69.3" calcext:value-type="float">
            <text:p>69.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Frogbashing (v1.1)</text:p>
          </table:table-cell>
          <table:table-cell office:value-type="float" office:value="1.06106618617351" calcext:value-type="float">
            <text:p>1.06106618617351</text:p>
          </table:table-cell>
          <table:table-cell office:value-type="float" office:value="1.0144442743188" calcext:value-type="float">
            <text:p>1.0144442743188</text:p>
          </table:table-cell>
          <table:table-cell office:value-type="float" office:value="6.11912593093121" calcext:value-type="float">
            <text:p>6.11912593093121</text:p>
          </table:table-cell>
          <table:table-cell office:value-type="float" office:value="61.0346859329638" calcext:value-type="float">
            <text:p>61.0346859329638</text:p>
          </table:table-cell>
          <table:table-cell office:value-type="float" office:value="9.62256669907622" calcext:value-type="float">
            <text:p>9.62256669907622</text:p>
          </table:table-cell>
          <table:table-cell/>
          <table:table-cell table:formula="of:=IF([.I39];[.B39]-[.I39];0)" office:value-type="float" office:value="0.0129338138264901" calcext:value-type="float">
            <text:p>0.01293381382649</text:p>
          </table:table-cell>
          <table:table-cell table:formula="of:=POWER([.O39];2)" office:value-type="float" office:value="0.000167283540098305" calcext:value-type="float">
            <text:p>0.0001672835400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8" calcext:value-type="float">
            <text:p>1.008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Gang Bang Pils</text:p>
          </table:table-cell>
          <table:table-cell office:value-type="float" office:value="1.03568637880063" calcext:value-type="float">
            <text:p>1.03568637880063</text:p>
          </table:table-cell>
          <table:table-cell office:value-type="float" office:value="1.00792276178519" calcext:value-type="float">
            <text:p>1.00792276178519</text:p>
          </table:table-cell>
          <table:table-cell office:value-type="float" office:value="3.64397473327619" calcext:value-type="float">
            <text:p>3.64397473327619</text:p>
          </table:table-cell>
          <table:table-cell office:value-type="float" office:value="23.3632616722647" calcext:value-type="float">
            <text:p>23.3632616722647</text:p>
          </table:table-cell>
          <table:table-cell office:value-type="float" office:value="3.16553000563203" calcext:value-type="float">
            <text:p>3.16553000563203</text:p>
          </table:table-cell>
          <table:table-cell/>
          <table:table-cell table:formula="of:=IF([.I40];[.B40]-[.I40];0)" office:value-type="float" office:value="0.00931362119936852" calcext:value-type="float">
            <text:p>0.009313621199369</text:p>
          </table:table-cell>
          <table:table-cell table:formula="of:=POWER([.O40];2)" office:value-type="float" office:value="0.0000867435398453266" calcext:value-type="float">
            <text:p>8.67435398453266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36.9" calcext:value-type="float">
            <text:p>36.9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Get Weavin'Cali Common</text:p>
          </table:table-cell>
          <table:table-cell office:value-type="float" office:value="1.03415160393708" calcext:value-type="float">
            <text:p>1.03415160393708</text:p>
          </table:table-cell>
          <table:table-cell office:value-type="float" office:value="1.00773652463261" calcext:value-type="float">
            <text:p>1.00773652463261</text:p>
          </table:table-cell>
          <table:table-cell office:value-type="float" office:value="3.46697915871159" calcext:value-type="float">
            <text:p>3.46697915871159</text:p>
          </table:table-cell>
          <table:table-cell office:value-type="float" office:value="28.9870000625386" calcext:value-type="float">
            <text:p>28.9870000625386</text:p>
          </table:table-cell>
          <table:table-cell office:value-type="float" office:value="8.76980841404971" calcext:value-type="float">
            <text:p>8.76980841404971</text:p>
          </table:table-cell>
          <table:table-cell/>
          <table:table-cell table:formula="of:=IF([.I41];[.B41]-[.I41];0)" office:value-type="float" office:value="0.01284839606292" calcext:value-type="float">
            <text:p>0.01284839606292</text:p>
          </table:table-cell>
          <table:table-cell table:formula="of:=POWER([.O41];2)" office:value-type="float" office:value="0.000165081281389658" calcext:value-type="float">
            <text:p>0.00016508128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3.2" calcext:value-type="float">
            <text:p>13.2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Going Down Blackpool</text:p>
          </table:table-cell>
          <table:table-cell office:value-type="float" office:value="1.03609470870928" calcext:value-type="float">
            <text:p>1.03609470870928</text:p>
          </table:table-cell>
          <table:table-cell office:value-type="float" office:value="1.00817670536101" calcext:value-type="float">
            <text:p>1.00817670536101</text:p>
          </table:table-cell>
          <table:table-cell office:value-type="float" office:value="3.66423793946079" calcext:value-type="float">
            <text:p>3.66423793946079</text:p>
          </table:table-cell>
          <table:table-cell office:value-type="float" office:value="10.4665575650785" calcext:value-type="float">
            <text:p>10.4665575650785</text:p>
          </table:table-cell>
          <table:table-cell office:value-type="float" office:value="14.0286563234925" calcext:value-type="float">
            <text:p>14.0286563234925</text:p>
          </table:table-cell>
          <table:table-cell/>
          <table:table-cell table:formula="of:=IF([.I42];[.B42]-[.I42];0)" office:value-type="float" office:value="0.0149052912907202" calcext:value-type="float">
            <text:p>0.01490529129072</text:p>
          </table:table-cell>
          <table:table-cell table:formula="of:=POWER([.O42];2)" office:value-type="float" office:value="0.000222167708461218" calcext:value-type="float">
            <text:p>0.0002221677084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 Night Honey Ale</text:p>
          </table:table-cell>
          <table:table-cell office:value-type="float" office:value="1.047" calcext:value-type="float">
            <text:p>1.047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Hen Night Honey Ale</text:p>
          </table:table-cell>
          <table:table-cell table:number-columns-repeated="6"/>
          <table:table-cell table:formula="of:=IF([.I43];[.B43]-[.I43];0)" office:value-type="float" office:value="0" calcext:value-type="float">
            <text:p>0</text:p>
          </table:table-cell>
          <table:table-cell table:formula="of:=POWER([.O43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4" calcext:value-type="float">
            <text:p>1.014</text:p>
          </table:table-cell>
          <table:table-cell office:value-type="float" office:value="5.5" calcext:value-type="float">
            <text:p>5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Hen Night Pumpkin Ale</text:p>
          </table:table-cell>
          <table:table-cell office:value-type="float" office:value="1.03243500716746" calcext:value-type="float">
            <text:p>1.03243500716746</text:p>
          </table:table-cell>
          <table:table-cell office:value-type="float" office:value="1.00767200589778" calcext:value-type="float">
            <text:p>1.00767200589778</text:p>
          </table:table-cell>
          <table:table-cell office:value-type="float" office:value="3.25014391664556" calcext:value-type="float">
            <text:p>3.25014391664556</text:p>
          </table:table-cell>
          <table:table-cell office:value-type="float" office:value="14.2080173301678" calcext:value-type="float">
            <text:p>14.2080173301678</text:p>
          </table:table-cell>
          <table:table-cell office:value-type="float" office:value="16.2822181858563" calcext:value-type="float">
            <text:p>16.2822181858563</text:p>
          </table:table-cell>
          <table:table-cell/>
          <table:table-cell table:formula="of:=IF([.I44];[.B44]-[.I44];0)" office:value-type="float" office:value="0.0235649928325425" calcext:value-type="float">
            <text:p>0.023564992832543</text:p>
          </table:table-cell>
          <table:table-cell table:formula="of:=POWER([.O44];2)" office:value-type="float" office:value="0.000555308887197781" calcext:value-type="float">
            <text:p>0.0005553088871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1.4" calcext:value-type="float">
            <text:p>21.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en Night Pumpkin Ale (1.1)</text:p>
          </table:table-cell>
          <table:table-cell office:value-type="float" office:value="1.02697656392369" calcext:value-type="float">
            <text:p>1.02697656392369</text:p>
          </table:table-cell>
          <table:table-cell office:value-type="float" office:value="1.00590880459352" calcext:value-type="float">
            <text:p>1.00590880459352</text:p>
          </table:table-cell>
          <table:table-cell office:value-type="float" office:value="2.76514341208502" calcext:value-type="float">
            <text:p>2.76514341208502</text:p>
          </table:table-cell>
          <table:table-cell office:value-type="float" office:value="15.0907785091762" calcext:value-type="float">
            <text:p>15.0907785091762</text:p>
          </table:table-cell>
          <table:table-cell office:value-type="float" office:value="3.98439467854461" calcext:value-type="float">
            <text:p>3.98439467854461</text:p>
          </table:table-cell>
          <table:table-cell/>
          <table:table-cell table:formula="of:=IF([.I45];[.B45]-[.I45];0)" office:value-type="float" office:value="0.0230234360763062" calcext:value-type="float">
            <text:p>0.023023436076306</text:p>
          </table:table-cell>
          <table:table-cell table:formula="of:=POWER([.O45];2)" office:value-type="float" office:value="0.000530078608759757" calcext:value-type="float">
            <text:p>0.000530078608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n Night Pumpkin Ale (1.2)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20.7" calcext:value-type="float">
            <text:p>20.7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Hen Night Pumpkin Ale (1.2)</text:p>
          </table:table-cell>
          <table:table-cell office:value-type="float" office:value="1.04569908753376" calcext:value-type="float">
            <text:p>1.04569908753376</text:p>
          </table:table-cell>
          <table:table-cell office:value-type="float" office:value="1.00845433119375" calcext:value-type="float">
            <text:p>1.00845433119375</text:p>
          </table:table-cell>
          <table:table-cell office:value-type="float" office:value="4.88837426962675" calcext:value-type="float">
            <text:p>4.88837426962675</text:p>
          </table:table-cell>
          <table:table-cell office:value-type="float" office:value="11.8160625516585" calcext:value-type="float">
            <text:p>11.8160625516585</text:p>
          </table:table-cell>
          <table:table-cell office:value-type="float" office:value="14.8200228983905" calcext:value-type="float">
            <text:p>14.8200228983905</text:p>
          </table:table-cell>
          <table:table-cell/>
          <table:table-cell table:formula="of:=IF([.I46];[.B46]-[.I46];0)" office:value-type="float" office:value="0.000300912466241421" calcext:value-type="float">
            <text:p>0.000300912466241</text:p>
          </table:table-cell>
          <table:table-cell table:formula="of:=POWER([.O46];2)" office:value-type="float" office:value="0.0000000905483123394943" calcext:value-type="float">
            <text:p>9.05483123394943E-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float" office:value="1.053" calcext:value-type="float">
            <text:p>1.053</text:p>
          </table:table-cell>
          <table:table-cell office:value-type="float" office:value="1.014" calcext:value-type="float">
            <text:p>1.014</text:p>
          </table:table-cell>
          <table:table-cell office:value-type="float" office:value="5.2" calcext:value-type="float">
            <text:p>5.2</text:p>
          </table:table-cell>
          <table:table-cell office:value-type="float" office:value="24.5" calcext:value-type="float">
            <text:p>24.5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Holiday Schnapps Rauchbier</text:p>
          </table:table-cell>
          <table:table-cell office:value-type="float" office:value="1.03657468034396" calcext:value-type="float">
            <text:p>1.03657468034396</text:p>
          </table:table-cell>
          <table:table-cell office:value-type="float" office:value="1.00748436123966" calcext:value-type="float">
            <text:p>1.00748436123966</text:p>
          </table:table-cell>
          <table:table-cell office:value-type="float" office:value="3.81810438243966" calcext:value-type="float">
            <text:p>3.81810438243966</text:p>
          </table:table-cell>
          <table:table-cell office:value-type="float" office:value="20.8724934857841" calcext:value-type="float">
            <text:p>20.8724934857841</text:p>
          </table:table-cell>
          <table:table-cell office:value-type="float" office:value="9.01672080154225" calcext:value-type="float">
            <text:p>9.01672080154225</text:p>
          </table:table-cell>
          <table:table-cell/>
          <table:table-cell table:formula="of:=IF([.I47];[.B47]-[.I47];0)" office:value-type="float" office:value="0.0164253196560367" calcext:value-type="float">
            <text:p>0.016425319656037</text:p>
          </table:table-cell>
          <table:table-cell table:formula="of:=POWER([.O47];2)" office:value-type="float" office:value="0.000269791125802984" calcext:value-type="float">
            <text:p>0.0002697911258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8" calcext:value-type="float">
            <text:p>1.008</text:p>
          </table:table-cell>
          <table:table-cell office:value-type="float" office:value="5.2" calcext:value-type="float">
            <text:p>5.2</text:p>
          </table:table-cell>
          <table:table-cell office:value-type="float" office:value="13.1" calcext:value-type="float">
            <text:p>13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Jingle Bells Cream Ale</text:p>
          </table:table-cell>
          <table:table-cell office:value-type="float" office:value="1.03495137475585" calcext:value-type="float">
            <text:p>1.03495137475585</text:p>
          </table:table-cell>
          <table:table-cell office:value-type="float" office:value="1.00765556521797" calcext:value-type="float">
            <text:p>1.00765556521797</text:p>
          </table:table-cell>
          <table:table-cell office:value-type="float" office:value="3.58257500184758" calcext:value-type="float">
            <text:p>3.58257500184758</text:p>
          </table:table-cell>
          <table:table-cell office:value-type="float" office:value="10.0084031492021" calcext:value-type="float">
            <text:p>10.0084031492021</text:p>
          </table:table-cell>
          <table:table-cell office:value-type="float" office:value="3.07078750143895" calcext:value-type="float">
            <text:p>3.07078750143895</text:p>
          </table:table-cell>
          <table:table-cell/>
          <table:table-cell table:formula="of:=IF([.I48];[.B48]-[.I48];0)" office:value-type="float" office:value="0.0130486252441484" calcext:value-type="float">
            <text:p>0.013048625244148</text:p>
          </table:table-cell>
          <table:table-cell table:formula="of:=POWER([.O48];2)" office:value-type="float" office:value="0.000170266620762227" calcext:value-type="float">
            <text:p>0.0001702666207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2" calcext:value-type="float">
            <text:p>1.012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string" calcext:value-type="string">
            <text:p>Lockdown Ale</text:p>
          </table:table-cell>
          <table:table-cell office:value-type="float" office:value="1.05121723325147" calcext:value-type="float">
            <text:p>1.05121723325147</text:p>
          </table:table-cell>
          <table:table-cell office:value-type="float" office:value="1.00991146765498" calcext:value-type="float">
            <text:p>1.00991146765498</text:p>
          </table:table-cell>
          <table:table-cell office:value-type="float" office:value="5.42138173453924" calcext:value-type="float">
            <text:p>5.42138173453924</text:p>
          </table:table-cell>
          <table:table-cell office:value-type="float" office:value="9.84437971607517" calcext:value-type="float">
            <text:p>9.84437971607517</text:p>
          </table:table-cell>
          <table:table-cell office:value-type="float" office:value="27.1102763511706" calcext:value-type="float">
            <text:p>27.1102763511706</text:p>
          </table:table-cell>
          <table:table-cell/>
          <table:table-cell table:formula="of:=IF([.I49];[.B49]-[.I49];0)" office:value-type="float" office:value="0.0227827667485303" calcext:value-type="float">
            <text:p>0.02278276674853</text:p>
          </table:table-cell>
          <table:table-cell table:formula="of:=POWER([.O49];2)" office:value-type="float" office:value="0.000519054460717938" calcext:value-type="float">
            <text:p>0.0005190544607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float" office:value="1.08" calcext:value-type="float">
            <text:p>1.08</text:p>
          </table:table-cell>
          <table:table-cell office:value-type="float" office:value="1.023" calcext:value-type="float">
            <text:p>1.023</text:p>
          </table:table-cell>
          <table:table-cell office:value-type="float" office:value="7.7" calcext:value-type="float">
            <text:p>7.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McCavity Ale (1.2)</text:p>
          </table:table-cell>
          <table:table-cell office:value-type="float" office:value="1.05417132934052" calcext:value-type="float">
            <text:p>1.05417132934052</text:p>
          </table:table-cell>
          <table:table-cell office:value-type="float" office:value="1.01149148913367" calcext:value-type="float">
            <text:p>1.01149148913367</text:p>
          </table:table-cell>
          <table:table-cell office:value-type="float" office:value="5.60172902714935" calcext:value-type="float">
            <text:p>5.60172902714935</text:p>
          </table:table-cell>
          <table:table-cell office:value-type="float" office:value="29.2651014277866" calcext:value-type="float">
            <text:p>29.2651014277866</text:p>
          </table:table-cell>
          <table:table-cell office:value-type="float" office:value="15.5456957844991" calcext:value-type="float">
            <text:p>15.5456957844991</text:p>
          </table:table-cell>
          <table:table-cell/>
          <table:table-cell table:formula="of:=IF([.I50];[.B50]-[.I50];0)" office:value-type="float" office:value="0.0258286706594821" calcext:value-type="float">
            <text:p>0.025828670659482</text:p>
          </table:table-cell>
          <table:table-cell table:formula="of:=POWER([.O50];2)" office:value-type="float" office:value="0.000667120228035993" calcext:value-type="float">
            <text:p>0.0006671202280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vity Ale 2010</text:p>
          </table:table-cell>
          <table:table-cell office:value-type="float" office:value="1.061" calcext:value-type="float">
            <text:p>1.061</text:p>
          </table:table-cell>
          <table:table-cell office:value-type="float" office:value="1.008" calcext:value-type="float">
            <text:p>1.0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McCavity Ale 2010</text:p>
          </table:table-cell>
          <table:table-cell table:number-columns-repeated="6"/>
          <table:table-cell table:formula="of:=IF([.I51];[.B51]-[.I51];0)" office:value-type="float" office:value="0" calcext:value-type="float">
            <text:p>0</text:p>
          </table:table-cell>
          <table:table-cell table:formula="of:=POWER([.O51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vity Ale 2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6" calcext:value-type="float">
            <text:p>1.006</text:p>
          </table:table-cell>
          <table:table-cell office:value-type="float" office:value="7.7" calcext:value-type="float">
            <text:p>7.7</text:p>
          </table:table-cell>
          <table:table-cell office:value-type="float" office:value="18.8" calcext:value-type="float">
            <text:p>18.8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string" calcext:value-type="string">
            <text:p>McCavity Ale 2011</text:p>
          </table:table-cell>
          <table:table-cell office:value-type="float" office:value="1.04188924424866" calcext:value-type="float">
            <text:p>1.04188924424866</text:p>
          </table:table-cell>
          <table:table-cell office:value-type="float" office:value="1.00701644841165" calcext:value-type="float">
            <text:p>1.00701644841165</text:p>
          </table:table-cell>
          <table:table-cell office:value-type="float" office:value="4.57705445360705" calcext:value-type="float">
            <text:p>4.57705445360705</text:p>
          </table:table-cell>
          <table:table-cell office:value-type="float" office:value="10.204110915277" calcext:value-type="float">
            <text:p>10.204110915277</text:p>
          </table:table-cell>
          <table:table-cell office:value-type="float" office:value="13.6869974061817" calcext:value-type="float">
            <text:p>13.6869974061817</text:p>
          </table:table-cell>
          <table:table-cell/>
          <table:table-cell table:formula="of:=IF([.I52];[.B52]-[.I52];0)" office:value-type="float" office:value="0.022110755751344" calcext:value-type="float">
            <text:p>0.022110755751344</text:p>
          </table:table-cell>
          <table:table-cell table:formula="of:=POWER([.O52];2)" office:value-type="float" office:value="0.000488885519895593" calcext:value-type="float">
            <text:p>0.0004888855198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</text:p>
          </table:table-cell>
          <table:table-cell office:value-type="float" office:value="1.0254659918741" calcext:value-type="float">
            <text:p>1.0254659918741</text:p>
          </table:table-cell>
          <table:table-cell office:value-type="float" office:value="1.00557793685472" calcext:value-type="float">
            <text:p>1.00557793685472</text:p>
          </table:table-cell>
          <table:table-cell office:value-type="float" office:value="2.61030722129372" calcext:value-type="float">
            <text:p>2.61030722129372</text:p>
          </table:table-cell>
          <table:table-cell office:value-type="float" office:value="10.8732316759737" calcext:value-type="float">
            <text:p>10.8732316759737</text:p>
          </table:table-cell>
          <table:table-cell office:value-type="float" office:value="1.71821075951109" calcext:value-type="float">
            <text:p>1.71821075951109</text:p>
          </table:table-cell>
          <table:table-cell/>
          <table:table-cell table:formula="of:=IF([.I53];[.B53]-[.I53];0)" office:value-type="float" office:value="0.0225340081259009" calcext:value-type="float">
            <text:p>0.022534008125901</text:p>
          </table:table-cell>
          <table:table-cell table:formula="of:=POWER([.O53];2)" office:value-type="float" office:value="0.000507781522218168" calcext:value-type="float">
            <text:p>0.0005077815222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9" calcext:value-type="float">
            <text:p>1.009</text:p>
          </table:table-cell>
          <table:table-cell office:value-type="float" office:value="4.3" calcext:value-type="float">
            <text:p>4.3</text:p>
          </table:table-cell>
          <table:table-cell office:value-type="float" office:value="23.7" calcext:value-type="float">
            <text:p>23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Miss Macclesfield (1.1)</text:p>
          </table:table-cell>
          <table:table-cell office:value-type="float" office:value="1.03560212044738" calcext:value-type="float">
            <text:p>1.03560212044738</text:p>
          </table:table-cell>
          <table:table-cell office:value-type="float" office:value="1.00779810108191" calcext:value-type="float">
            <text:p>1.00779810108191</text:p>
          </table:table-cell>
          <table:table-cell office:value-type="float" office:value="3.64927754171821" calcext:value-type="float">
            <text:p>3.64927754171821</text:p>
          </table:table-cell>
          <table:table-cell office:value-type="float" office:value="15.8754356780247" calcext:value-type="float">
            <text:p>15.8754356780247</text:p>
          </table:table-cell>
          <table:table-cell office:value-type="float" office:value="3.45999475525619" calcext:value-type="float">
            <text:p>3.45999475525619</text:p>
          </table:table-cell>
          <table:table-cell/>
          <table:table-cell table:formula="of:=IF([.I54];[.B54]-[.I54];0)" office:value-type="float" office:value="0.00639787955261717" calcext:value-type="float">
            <text:p>0.006397879552617</text:p>
          </table:table-cell>
          <table:table-cell table:formula="of:=POWER([.O54];2)" office:value-type="float" office:value="0.0000409328627697969" calcext:value-type="float">
            <text:p>4.09328627697969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ss Macclesfield (1.1)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8" calcext:value-type="float">
            <text:p>4.8</text:p>
          </table:table-cell>
          <table:table-cell office:value-type="float" office:value="21.3" calcext:value-type="float">
            <text:p>21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 (2019-09-24)</text:p>
          </table:table-cell>
          <table:table-cell office:value-type="float" office:value="1.03407798443455" calcext:value-type="float">
            <text:p>1.03407798443455</text:p>
          </table:table-cell>
          <table:table-cell office:value-type="float" office:value="1.00655416357489" calcext:value-type="float">
            <text:p>1.00655416357489</text:p>
          </table:table-cell>
          <table:table-cell office:value-type="float" office:value="3.61250148783043" calcext:value-type="float">
            <text:p>3.61250148783043</text:p>
          </table:table-cell>
          <table:table-cell office:value-type="float" office:value="15.081539664722" calcext:value-type="float">
            <text:p>15.081539664722</text:p>
          </table:table-cell>
          <table:table-cell office:value-type="float" office:value="4.30775177609395" calcext:value-type="float">
            <text:p>4.30775177609395</text:p>
          </table:table-cell>
          <table:table-cell/>
          <table:table-cell table:formula="of:=IF([.I55];[.B55]-[.I55];0)" office:value-type="float" office:value="0.0129220155654508" calcext:value-type="float">
            <text:p>0.012922015565451</text:p>
          </table:table-cell>
          <table:table-cell table:formula="of:=POWER([.O55];2)" office:value-type="float" office:value="0.000166978486273753" calcext:value-type="float">
            <text:p>0.0001669784862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Moaning Lisa Amber Lager</text:p>
          </table:table-cell>
          <table:table-cell office:value-type="float" office:value="1.03054559191901" calcext:value-type="float">
            <text:p>1.03054559191901</text:p>
          </table:table-cell>
          <table:table-cell office:value-type="float" office:value="1.00691963766007" calcext:value-type="float">
            <text:p>1.00691963766007</text:p>
          </table:table-cell>
          <table:table-cell office:value-type="float" office:value="3.10090649648568" calcext:value-type="float">
            <text:p>3.10090649648568</text:p>
          </table:table-cell>
          <table:table-cell office:value-type="float" office:value="11.5340277178963" calcext:value-type="float">
            <text:p>11.5340277178963</text:p>
          </table:table-cell>
          <table:table-cell office:value-type="float" office:value="8.37142612431588" calcext:value-type="float">
            <text:p>8.37142612431588</text:p>
          </table:table-cell>
          <table:table-cell/>
          <table:table-cell table:formula="of:=IF([.I56];[.B56]-[.I56];0)" office:value-type="float" office:value="0.012454408080991" calcext:value-type="float">
            <text:p>0.012454408080991</text:p>
          </table:table-cell>
          <table:table-cell table:formula="of:=POWER([.O56];2)" office:value-type="float" office:value="0.000155112280647853" calcext:value-type="float">
            <text:p>0.0001551122806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My Pub's Vienna Lager</text:p>
          </table:table-cell>
          <table:table-cell office:value-type="float" office:value="1.0268974228461" calcext:value-type="float">
            <text:p>1.0268974228461</text:p>
          </table:table-cell>
          <table:table-cell office:value-type="float" office:value="1.00609320061332" calcext:value-type="float">
            <text:p>1.00609320061332</text:p>
          </table:table-cell>
          <table:table-cell office:value-type="float" office:value="2.73055416805115" calcext:value-type="float">
            <text:p>2.73055416805115</text:p>
          </table:table-cell>
          <table:table-cell office:value-type="float" office:value="15.5032525500517" calcext:value-type="float">
            <text:p>15.5032525500517</text:p>
          </table:table-cell>
          <table:table-cell office:value-type="float" office:value="5.08349852968445" calcext:value-type="float">
            <text:p>5.08349852968445</text:p>
          </table:table-cell>
          <table:table-cell/>
          <table:table-cell table:formula="of:=IF([.I57];[.B57]-[.I57];0)" office:value-type="float" office:value="0.0121025771539049" calcext:value-type="float">
            <text:p>0.012102577153905</text:p>
          </table:table-cell>
          <table:table-cell table:formula="of:=POWER([.O57];2)" office:value-type="float" office:value="0.000146472373766222" calcext:value-type="float">
            <text:p>0.0001464723737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9.7" calcext:value-type="float">
            <text:p>19.7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My Pub's Vienna Lager (1.1)</text:p>
          </table:table-cell>
          <table:table-cell office:value-type="float" office:value="1.040261853323" calcext:value-type="float">
            <text:p>1.040261853323</text:p>
          </table:table-cell>
          <table:table-cell office:value-type="float" office:value="1.00815536458436" calcext:value-type="float">
            <text:p>1.00815536458436</text:p>
          </table:table-cell>
          <table:table-cell office:value-type="float" office:value="4.21397664694722" calcext:value-type="float">
            <text:p>4.21397664694722</text:p>
          </table:table-cell>
          <table:table-cell office:value-type="float" office:value="12.987220518503" calcext:value-type="float">
            <text:p>12.987220518503</text:p>
          </table:table-cell>
          <table:table-cell office:value-type="float" office:value="7.65950088784138" calcext:value-type="float">
            <text:p>7.65950088784138</text:p>
          </table:table-cell>
          <table:table-cell/>
          <table:table-cell table:formula="of:=IF([.I58];[.B58]-[.I58];0)" office:value-type="float" office:value="0.0107381466769965" calcext:value-type="float">
            <text:p>0.010738146676997</text:p>
          </table:table-cell>
          <table:table-cell table:formula="of:=POWER([.O58];2)" office:value-type="float" office:value="0.00011530779405669" calcext:value-type="float">
            <text:p>0.0001153077940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2" calcext:value-type="float">
            <text:p>1.012</text:p>
          </table:table-cell>
          <table:table-cell office:value-type="float" office:value="6.6" calcext:value-type="float">
            <text:p>6.6</text:p>
          </table:table-cell>
          <table:table-cell office:value-type="float" office:value="73.2" calcext:value-type="float">
            <text:p>73.2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</text:p>
          </table:table-cell>
          <table:table-cell office:value-type="float" office:value="1.05360818956556" calcext:value-type="float">
            <text:p>1.05360818956556</text:p>
          </table:table-cell>
          <table:table-cell office:value-type="float" office:value="1.01212809978396" calcext:value-type="float">
            <text:p>1.01212809978396</text:p>
          </table:table-cell>
          <table:table-cell office:value-type="float" office:value="5.44426178383539" calcext:value-type="float">
            <text:p>5.44426178383539</text:p>
          </table:table-cell>
          <table:table-cell office:value-type="float" office:value="57.7555365000253" calcext:value-type="float">
            <text:p>57.7555365000253</text:p>
          </table:table-cell>
          <table:table-cell office:value-type="float" office:value="5.49641280799683" calcext:value-type="float">
            <text:p>5.49641280799683</text:p>
          </table:table-cell>
          <table:table-cell/>
          <table:table-cell table:formula="of:=IF([.I59];[.B59]-[.I59];0)" office:value-type="float" office:value="0.00839181043444071" calcext:value-type="float">
            <text:p>0.008391810434441</text:p>
          </table:table-cell>
          <table:table-cell table:formula="of:=POWER([.O59];2)" office:value-type="float" office:value="0.0000704224823675879" calcext:value-type="float">
            <text:p>7.04224823675879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1.061" calcext:value-type="float">
            <text:p>1.061</text:p>
          </table:table-cell>
          <table:table-cell office:value-type="float" office:value="1.014" calcext:value-type="float">
            <text:p>1.014</text:p>
          </table:table-cell>
          <table:table-cell office:value-type="float" office:value="6.2" calcext:value-type="float">
            <text:p>6.2</text:p>
          </table:table-cell>
          <table:table-cell office:value-type="float" office:value="58.4" calcext:value-type="float">
            <text:p>58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 (1.3)</text:p>
          </table:table-cell>
          <table:table-cell office:value-type="float" office:value="1.04848204349618" calcext:value-type="float">
            <text:p>1.04848204349618</text:p>
          </table:table-cell>
          <table:table-cell office:value-type="float" office:value="1.01006743429097" calcext:value-type="float">
            <text:p>1.01006743429097</text:p>
          </table:table-cell>
          <table:table-cell office:value-type="float" office:value="5.04191745818405" calcext:value-type="float">
            <text:p>5.04191745818405</text:p>
          </table:table-cell>
          <table:table-cell office:value-type="float" office:value="49.1968198177317" calcext:value-type="float">
            <text:p>49.1968198177317</text:p>
          </table:table-cell>
          <table:table-cell office:value-type="float" office:value="7.87242536535601" calcext:value-type="float">
            <text:p>7.87242536535601</text:p>
          </table:table-cell>
          <table:table-cell/>
          <table:table-cell table:formula="of:=IF([.I60];[.B60]-[.I60];0)" office:value-type="float" office:value="0.0125179565038185" calcext:value-type="float">
            <text:p>0.012517956503819</text:p>
          </table:table-cell>
          <table:table-cell table:formula="of:=POWER([.O60];2)" office:value-type="float" office:value="0.000156699235031491" calcext:value-type="float">
            <text:p>0.0001566992350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float" office:value="1.066" calcext:value-type="float">
            <text:p>1.066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67.7" calcext:value-type="float">
            <text:p>67.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Nagasaki Sauce (2018-09-01)</text:p>
          </table:table-cell>
          <table:table-cell office:value-type="float" office:value="1.04641123883394" calcext:value-type="float">
            <text:p>1.04641123883394</text:p>
          </table:table-cell>
          <table:table-cell office:value-type="float" office:value="1.01051375777118" calcext:value-type="float">
            <text:p>1.01051375777118</text:p>
          </table:table-cell>
          <table:table-cell office:value-type="float" office:value="4.71154438948718" calcext:value-type="float">
            <text:p>4.71154438948718</text:p>
          </table:table-cell>
          <table:table-cell office:value-type="float" office:value="50.9723202736198" calcext:value-type="float">
            <text:p>50.9723202736198</text:p>
          </table:table-cell>
          <table:table-cell office:value-type="float" office:value="4.69543874002308" calcext:value-type="float">
            <text:p>4.69543874002308</text:p>
          </table:table-cell>
          <table:table-cell/>
          <table:table-cell table:formula="of:=IF([.I61];[.B61]-[.I61];0)" office:value-type="float" office:value="0.0195887611660579" calcext:value-type="float">
            <text:p>0.019588761166058</text:p>
          </table:table-cell>
          <table:table-cell table:formula="of:=POWER([.O61];2)" office:value-type="float" office:value="0.000383719564020858" calcext:value-type="float">
            <text:p>0.0003837195640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float" office:value="1.07" calcext:value-type="float">
            <text:p>1.07</text:p>
          </table:table-cell>
          <table:table-cell office:value-type="float" office:value="1.009" calcext:value-type="float">
            <text:p>1.009</text:p>
          </table:table-cell>
          <table:table-cell office:value-type="float" office:value="8.2" calcext:value-type="float">
            <text:p>8.2</text:p>
          </table:table-cell>
          <table:table-cell office:value-type="float" office:value="183.5" calcext:value-type="float">
            <text:p>18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gasaki Sauce XX</text:p>
          </table:table-cell>
          <table:table-cell office:value-type="float" office:value="1.0568836429444" calcext:value-type="float">
            <text:p>1.0568836429444</text:p>
          </table:table-cell>
          <table:table-cell office:value-type="float" office:value="1.01327875651296" calcext:value-type="float">
            <text:p>1.01327875651296</text:p>
          </table:table-cell>
          <table:table-cell office:value-type="float" office:value="5.72314134412688" calcext:value-type="float">
            <text:p>5.72314134412688</text:p>
          </table:table-cell>
          <table:table-cell office:value-type="float" office:value="160.026329217531" calcext:value-type="float">
            <text:p>160.026329217531</text:p>
          </table:table-cell>
          <table:table-cell office:value-type="float" office:value="5.90778480907342" calcext:value-type="float">
            <text:p>5.90778480907342</text:p>
          </table:table-cell>
          <table:table-cell/>
          <table:table-cell table:formula="of:=IF([.I62];[.B62]-[.I62];0)" office:value-type="float" office:value="0.0131163570555999" calcext:value-type="float">
            <text:p>0.0131163570556</text:p>
          </table:table-cell>
          <table:table-cell table:formula="of:=POWER([.O62];2)" office:value-type="float" office:value="0.000172038822409985" calcext:value-type="float">
            <text:p>0.000172038822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float" office:value="1.072" calcext:value-type="float">
            <text:p>1.072</text:p>
          </table:table-cell>
          <table:table-cell office:value-type="float" office:value="1.009" calcext:value-type="float">
            <text:p>1.009</text:p>
          </table:table-cell>
          <table:table-cell office:value-type="float" office:value="8.4" calcext:value-type="float">
            <text:p>8.4</text:p>
          </table:table-cell>
          <table:table-cell office:value-type="float" office:value="203.5" calcext:value-type="float">
            <text:p>203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Nagasaki Sauce XX (1.1)</text:p>
          </table:table-cell>
          <table:table-cell office:value-type="float" office:value="1.05834161116839" calcext:value-type="float">
            <text:p>1.05834161116839</text:p>
          </table:table-cell>
          <table:table-cell office:value-type="float" office:value="1.01361910045684" calcext:value-type="float">
            <text:p>1.01361910045684</text:p>
          </table:table-cell>
          <table:table-cell office:value-type="float" office:value="5.86982953089002" calcext:value-type="float">
            <text:p>5.86982953089002</text:p>
          </table:table-cell>
          <table:table-cell office:value-type="float" office:value="177.937938022719" calcext:value-type="float">
            <text:p>177.937938022719</text:p>
          </table:table-cell>
          <table:table-cell office:value-type="float" office:value="6.28573312689784" calcext:value-type="float">
            <text:p>6.28573312689784</text:p>
          </table:table-cell>
          <table:table-cell/>
          <table:table-cell table:formula="of:=IF([.I63];[.B63]-[.I63];0)" office:value-type="float" office:value="0.0136583888316149" calcext:value-type="float">
            <text:p>0.013658388831615</text:p>
          </table:table-cell>
          <table:table-cell table:formula="of:=POWER([.O63];2)" office:value-type="float" office:value="0.000186551585475581" calcext:value-type="float">
            <text:p>0.0001865515854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float" office:value="1.082" calcext:value-type="float">
            <text:p>1.082</text:p>
          </table:table-cell>
          <table:table-cell office:value-type="float" office:value="1.009" calcext:value-type="float">
            <text:p>1.009</text:p>
          </table:table-cell>
          <table:table-cell office:value-type="float" office:value="9.7" calcext:value-type="float">
            <text:p>9.7</text:p>
          </table:table-cell>
          <table:table-cell office:value-type="float" office:value="184.2" calcext:value-type="float">
            <text:p>184.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Nagasaki Sauce XX (1.2)</text:p>
          </table:table-cell>
          <table:table-cell office:value-type="float" office:value="1.06458197011985" calcext:value-type="float">
            <text:p>1.06458197011985</text:p>
          </table:table-cell>
          <table:table-cell office:value-type="float" office:value="1.01285813404187" calcext:value-type="float">
            <text:p>1.01285813404187</text:p>
          </table:table-cell>
          <table:table-cell office:value-type="float" office:value="6.78875348523472" calcext:value-type="float">
            <text:p>6.78875348523472</text:p>
          </table:table-cell>
          <table:table-cell office:value-type="float" office:value="127.639161630348" calcext:value-type="float">
            <text:p>127.639161630348</text:p>
          </table:table-cell>
          <table:table-cell office:value-type="float" office:value="6.68719942365016" calcext:value-type="float">
            <text:p>6.68719942365016</text:p>
          </table:table-cell>
          <table:table-cell/>
          <table:table-cell table:formula="of:=IF([.I64];[.B64]-[.I64];0)" office:value-type="float" office:value="0.0174180298801476" calcext:value-type="float">
            <text:p>0.017418029880148</text:p>
          </table:table-cell>
          <table:table-cell table:formula="of:=POWER([.O64];2)" office:value-type="float" office:value="0.000303387764905715" calcext:value-type="float">
            <text:p>0.0003033877649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uteniqua African Pale Ale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1" calcext:value-type="float">
            <text:p>1.011</text:p>
          </table:table-cell>
          <table:table-cell office:value-type="float" office:value="4.6" calcext:value-type="float">
            <text:p>4.6</text:p>
          </table:table-cell>
          <table:table-cell office:value-type="float" office:value="15.6" calcext:value-type="float">
            <text:p>15.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Outeniqua African Pale Ale</text:p>
          </table:table-cell>
          <table:table-cell office:value-type="float" office:value="1.048545811127" calcext:value-type="float">
            <text:p>1.048545811127</text:p>
          </table:table-cell>
          <table:table-cell office:value-type="float" office:value="1.00813142336377" calcext:value-type="float">
            <text:p>1.00813142336377</text:p>
          </table:table-cell>
          <table:table-cell office:value-type="float" office:value="5.30438839392305" calcext:value-type="float">
            <text:p>5.30438839392305</text:p>
          </table:table-cell>
          <table:table-cell office:value-type="float" office:value="4.75206207321516" calcext:value-type="float">
            <text:p>4.75206207321516</text:p>
          </table:table-cell>
          <table:table-cell office:value-type="float" office:value="4.26641602120003" calcext:value-type="float">
            <text:p>4.26641602120003</text:p>
          </table:table-cell>
          <table:table-cell/>
          <table:table-cell table:formula="of:=IF([.I65];[.B65]-[.I65];0)" office:value-type="float" office:value="-0.00254581112699492" calcext:value-type="float">
            <text:p>-0.002545811126995</text:p>
          </table:table-cell>
          <table:table-cell table:formula="of:=POWER([.O65];2)" office:value-type="float" office:value="0.00000648115429433116" calcext:value-type="float">
            <text:p>6.48115429433116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float" office:value="1.059" calcext:value-type="float">
            <text:p>1.059</text:p>
          </table:table-cell>
          <table:table-cell office:value-type="float" office:value="1.013" calcext:value-type="float">
            <text:p>1.013</text:p>
          </table:table-cell>
          <table:table-cell office:value-type="float" office:value="6.1" calcext:value-type="float">
            <text:p>6.1</text:p>
          </table:table-cell>
          <table:table-cell office:value-type="float" office:value="80.9" calcext:value-type="float">
            <text:p>80.9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Outeniqua African Pale Ale (1.1)</text:p>
          </table:table-cell>
          <table:table-cell office:value-type="float" office:value="1.03383956379767" calcext:value-type="float">
            <text:p>1.03383956379767</text:p>
          </table:table-cell>
          <table:table-cell office:value-type="float" office:value="1.00741203995917" calcext:value-type="float">
            <text:p>1.00741203995917</text:p>
          </table:table-cell>
          <table:table-cell office:value-type="float" office:value="3.46861250380372" calcext:value-type="float">
            <text:p>3.46861250380372</text:p>
          </table:table-cell>
          <table:table-cell office:value-type="float" office:value="59.542538452578" calcext:value-type="float">
            <text:p>59.542538452578</text:p>
          </table:table-cell>
          <table:table-cell office:value-type="float" office:value="5.92924219029133" calcext:value-type="float">
            <text:p>5.92924219029133</text:p>
          </table:table-cell>
          <table:table-cell/>
          <table:table-cell table:formula="of:=IF([.I66];[.B66]-[.I66];0)" office:value-type="float" office:value="0.0251604362023279" calcext:value-type="float">
            <text:p>0.025160436202328</text:p>
          </table:table-cell>
          <table:table-cell table:formula="of:=POWER([.O66];2)" office:value-type="float" office:value="0.000633047549891412" calcext:value-type="float">
            <text:p>0.0006330475498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3" calcext:value-type="float">
            <text:p>6.3</text:p>
          </table:table-cell>
          <table:table-cell office:value-type="float" office:value="23.6" calcext:value-type="float">
            <text:p>23.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Outeniqua African Pale Ale (1.2)</text:p>
          </table:table-cell>
          <table:table-cell office:value-type="float" office:value="1.03121820362591" calcext:value-type="float">
            <text:p>1.03121820362591</text:p>
          </table:table-cell>
          <table:table-cell office:value-type="float" office:value="1.00683787103117" calcext:value-type="float">
            <text:p>1.00683787103117</text:p>
          </table:table-cell>
          <table:table-cell office:value-type="float" office:value="3.19991865305849" calcext:value-type="float">
            <text:p>3.19991865305849</text:p>
          </table:table-cell>
          <table:table-cell office:value-type="float" office:value="35.5206297702304" calcext:value-type="float">
            <text:p>35.5206297702304</text:p>
          </table:table-cell>
          <table:table-cell office:value-type="float" office:value="3.18543577118215" calcext:value-type="float">
            <text:p>3.18543577118215</text:p>
          </table:table-cell>
          <table:table-cell/>
          <table:table-cell table:formula="of:=IF([.I67];[.B67]-[.I67];0)" office:value-type="float" office:value="0.0287817963740946" calcext:value-type="float">
            <text:p>0.028781796374095</text:p>
          </table:table-cell>
          <table:table-cell table:formula="of:=POWER([.O67];2)" office:value-type="float" office:value="0.000828391802519846" calcext:value-type="float">
            <text:p>0.000828391802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float" office:value="1.06" calcext:value-type="float">
            <text:p>1.06</text:p>
          </table:table-cell>
          <table:table-cell office:value-type="float" office:value="1.014" calcext:value-type="float">
            <text:p>1.014</text:p>
          </table:table-cell>
          <table:table-cell office:value-type="float" office:value="6.1" calcext:value-type="float">
            <text:p>6.1</text:p>
          </table:table-cell>
          <table:table-cell office:value-type="float" office:value="49.1" calcext:value-type="float">
            <text:p>49.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Outeniqua African Pale Ale (1.3)</text:p>
          </table:table-cell>
          <table:table-cell office:value-type="float" office:value="1.04825000239691" calcext:value-type="float">
            <text:p>1.04825000239691</text:p>
          </table:table-cell>
          <table:table-cell office:value-type="float" office:value="1.01093030162508" calcext:value-type="float">
            <text:p>1.01093030162508</text:p>
          </table:table-cell>
          <table:table-cell office:value-type="float" office:value="4.89821072630251" calcext:value-type="float">
            <text:p>4.89821072630251</text:p>
          </table:table-cell>
          <table:table-cell office:value-type="float" office:value="40.6650364335644" calcext:value-type="float">
            <text:p>40.6650364335644</text:p>
          </table:table-cell>
          <table:table-cell office:value-type="float" office:value="13.9492265941134" calcext:value-type="float">
            <text:p>13.9492265941134</text:p>
          </table:table-cell>
          <table:table-cell/>
          <table:table-cell table:formula="of:=IF([.I68];[.B68]-[.I68];0)" office:value-type="float" office:value="0.0117499976030921" calcext:value-type="float">
            <text:p>0.011749997603092</text:p>
          </table:table-cell>
          <table:table-cell table:formula="of:=POWER([.O68];2)" office:value-type="float" office:value="0.000138062443672671" calcext:value-type="float">
            <text:p>0.0001380624436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uteniqua African Pale Ale (1.4)</text:p>
          </table:table-cell>
          <table:table-cell office:value-type="float" office:value="1.03286751543301" calcext:value-type="float">
            <text:p>1.03286751543301</text:p>
          </table:table-cell>
          <table:table-cell office:value-type="float" office:value="1.00744563396159" calcext:value-type="float">
            <text:p>1.00744563396159</text:p>
          </table:table-cell>
          <table:table-cell office:value-type="float" office:value="3.3366219431237" calcext:value-type="float">
            <text:p>3.3366219431237</text:p>
          </table:table-cell>
          <table:table-cell office:value-type="float" office:value="48.447980088014" calcext:value-type="float">
            <text:p>48.447980088014</text:p>
          </table:table-cell>
          <table:table-cell office:value-type="float" office:value="7.98574854223534" calcext:value-type="float">
            <text:p>7.98574854223534</text:p>
          </table:table-cell>
          <table:table-cell/>
          <table:table-cell table:formula="of:=IF([.I69];[.B69]-[.I69];0)" office:value-type="float" office:value="0.0161324845669941" calcext:value-type="float">
            <text:p>0.016132484566994</text:p>
          </table:table-cell>
          <table:table-cell table:formula="of:=POWER([.O69];2)" office:value-type="float" office:value="0.000260257058304303" calcext:value-type="float">
            <text:p>0.0002602570583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2" calcext:value-type="float">
            <text:p>6.2</text:p>
          </table:table-cell>
          <table:table-cell office:value-type="float" office:value="64.7" calcext:value-type="float">
            <text:p>64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Pietaster RyePA</text:p>
          </table:table-cell>
          <table:table-cell office:value-type="float" office:value="1.04489949178758" calcext:value-type="float">
            <text:p>1.04489949178758</text:p>
          </table:table-cell>
          <table:table-cell office:value-type="float" office:value="1.00983454837412" calcext:value-type="float">
            <text:p>1.00983454837412</text:p>
          </table:table-cell>
          <table:table-cell office:value-type="float" office:value="4.60227382301613" calcext:value-type="float">
            <text:p>4.60227382301613</text:p>
          </table:table-cell>
          <table:table-cell office:value-type="float" office:value="56.8093173710675" calcext:value-type="float">
            <text:p>56.8093173710675</text:p>
          </table:table-cell>
          <table:table-cell office:value-type="float" office:value="7.24908025105901" calcext:value-type="float">
            <text:p>7.24908025105901</text:p>
          </table:table-cell>
          <table:table-cell/>
          <table:table-cell table:formula="of:=IF([.I70];[.B70]-[.I70];0)" office:value-type="float" office:value="0.0151005082124234" calcext:value-type="float">
            <text:p>0.015100508212423</text:p>
          </table:table-cell>
          <table:table-cell table:formula="of:=POWER([.O70];2)" office:value-type="float" office:value="0.000228025348273466" calcext:value-type="float">
            <text:p>0.0002280253482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4" calcext:value-type="float">
            <text:p>5.4</text:p>
          </table:table-cell>
          <table:table-cell office:value-type="float" office:value="32.1" calcext:value-type="float">
            <text:p>32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Prestbury Girls Golden Ale</text:p>
          </table:table-cell>
          <table:table-cell office:value-type="float" office:value="1.04156993034649" calcext:value-type="float">
            <text:p>1.04156993034649</text:p>
          </table:table-cell>
          <table:table-cell office:value-type="float" office:value="1.00847506574281" calcext:value-type="float">
            <text:p>1.00847506574281</text:p>
          </table:table-cell>
          <table:table-cell office:value-type="float" office:value="4.34370097923384" calcext:value-type="float">
            <text:p>4.34370097923384</text:p>
          </table:table-cell>
          <table:table-cell office:value-type="float" office:value="21.4484716441463" calcext:value-type="float">
            <text:p>21.4484716441463</text:p>
          </table:table-cell>
          <table:table-cell office:value-type="float" office:value="3.86550973898301" calcext:value-type="float">
            <text:p>3.86550973898301</text:p>
          </table:table-cell>
          <table:table-cell/>
          <table:table-cell table:formula="of:=IF([.I71];[.B71]-[.I71];0)" office:value-type="float" office:value="0.0124300696535065" calcext:value-type="float">
            <text:p>0.012430069653507</text:p>
          </table:table-cell>
          <table:table-cell table:formula="of:=POWER([.O71];2)" office:value-type="float" office:value="0.000154506631591022" calcext:value-type="float">
            <text:p>0.0001545066315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turday Night Amber Ale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4" calcext:value-type="float">
            <text:p>5.4</text:p>
          </table:table-cell>
          <table:table-cell office:value-type="float" office:value="33.6" calcext:value-type="float">
            <text:p>33.6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aturday Night Amber Ale</text:p>
          </table:table-cell>
          <table:table-cell office:value-type="float" office:value="1.04036468359508" calcext:value-type="float">
            <text:p>1.04036468359508</text:p>
          </table:table-cell>
          <table:table-cell office:value-type="float" office:value="1.00884126785955" calcext:value-type="float">
            <text:p>1.00884126785955</text:p>
          </table:table-cell>
          <table:table-cell office:value-type="float" office:value="4.13744831528746" calcext:value-type="float">
            <text:p>4.13744831528746</text:p>
          </table:table-cell>
          <table:table-cell office:value-type="float" office:value="24.8422585746727" calcext:value-type="float">
            <text:p>24.8422585746727</text:p>
          </table:table-cell>
          <table:table-cell office:value-type="float" office:value="10.4040436439527" calcext:value-type="float">
            <text:p>10.4040436439527</text:p>
          </table:table-cell>
          <table:table-cell/>
          <table:table-cell table:formula="of:=IF([.I72];[.B72]-[.I72];0)" office:value-type="float" office:value="0.00963531640492477" calcext:value-type="float">
            <text:p>0.009635316404925</text:p>
          </table:table-cell>
          <table:table-cell table:formula="of:=POWER([.O72];2)" office:value-type="float" office:value="0.0000928393222230123" calcext:value-type="float">
            <text:p>9.28393222230123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6" calcext:value-type="float">
            <text:p>5.6</text:p>
          </table:table-cell>
          <table:table-cell office:value-type="float" office:value="33.6" calcext:value-type="float">
            <text:p>33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Saturday Night Amber Ale (1.1)</text:p>
          </table:table-cell>
          <table:table-cell office:value-type="float" office:value="1.02953383325888" calcext:value-type="float">
            <text:p>1.02953383325888</text:p>
          </table:table-cell>
          <table:table-cell office:value-type="float" office:value="1.00646893540927" calcext:value-type="float">
            <text:p>1.00646893540927</text:p>
          </table:table-cell>
          <table:table-cell office:value-type="float" office:value="3.02726784276175" calcext:value-type="float">
            <text:p>3.02726784276175</text:p>
          </table:table-cell>
          <table:table-cell office:value-type="float" office:value="24.1288313963455" calcext:value-type="float">
            <text:p>24.1288313963455</text:p>
          </table:table-cell>
          <table:table-cell office:value-type="float" office:value="9.47957244527695" calcext:value-type="float">
            <text:p>9.47957244527695</text:p>
          </table:table-cell>
          <table:table-cell/>
          <table:table-cell table:formula="of:=IF([.I73];[.B73]-[.I73];0)" office:value-type="float" office:value="0.0244661667411166" calcext:value-type="float">
            <text:p>0.024466166741117</text:p>
          </table:table-cell>
          <table:table-cell table:formula="of:=POWER([.O73];2)" office:value-type="float" office:value="0.000598593315004119" calcext:value-type="float">
            <text:p>0.000598593315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8" calcext:value-type="float">
            <text:p>1.008</text:p>
          </table:table-cell>
          <table:table-cell office:value-type="float" office:value="5.1" calcext:value-type="float">
            <text:p>5.1</text:p>
          </table:table-cell>
          <table:table-cell office:value-type="float" office:value="50.3" calcext:value-type="float">
            <text:p>50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string" calcext:value-type="string">
            <text:p>Saturday Night Amber Ale (1.2)</text:p>
          </table:table-cell>
          <table:table-cell office:value-type="float" office:value="1.03344014954836" calcext:value-type="float">
            <text:p>1.03344014954836</text:p>
          </table:table-cell>
          <table:table-cell office:value-type="float" office:value="1.00732455436489" calcext:value-type="float">
            <text:p>1.00732455436489</text:p>
          </table:table-cell>
          <table:table-cell office:value-type="float" office:value="3.42767186783154" calcext:value-type="float">
            <text:p>3.42767186783154</text:p>
          </table:table-cell>
          <table:table-cell office:value-type="float" office:value="38.6559417797839" calcext:value-type="float">
            <text:p>38.6559417797839</text:p>
          </table:table-cell>
          <table:table-cell office:value-type="float" office:value="12.38427867723" calcext:value-type="float">
            <text:p>12.38427867723</text:p>
          </table:table-cell>
          <table:table-cell/>
          <table:table-cell table:formula="of:=IF([.I74];[.B74]-[.I74];0)" office:value-type="float" office:value="0.0135598504516354" calcext:value-type="float">
            <text:p>0.013559850451636</text:p>
          </table:table-cell>
          <table:table-cell table:formula="of:=POWER([.O74];2)" office:value-type="float" office:value="0.000183869544270718" calcext:value-type="float">
            <text:p>0.0001838695442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" calcext:value-type="float">
            <text:p>1.01</text:p>
          </table:table-cell>
          <table:table-cell office:value-type="float" office:value="5.4" calcext:value-type="float">
            <text:p>5.4</text:p>
          </table:table-cell>
          <table:table-cell office:value-type="float" office:value="39.6" calcext:value-type="float">
            <text:p>39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Saturday Night Amber Ale (1.3)</text:p>
          </table:table-cell>
          <table:table-cell office:value-type="float" office:value="1.03522416854159" calcext:value-type="float">
            <text:p>1.03522416854159</text:p>
          </table:table-cell>
          <table:table-cell office:value-type="float" office:value="1.00771531654259" calcext:value-type="float">
            <text:p>1.00771531654259</text:p>
          </table:table-cell>
          <table:table-cell office:value-type="float" office:value="3.61053682486876" calcext:value-type="float">
            <text:p>3.61053682486876</text:p>
          </table:table-cell>
          <table:table-cell office:value-type="float" office:value="32.7796948476746" calcext:value-type="float">
            <text:p>32.7796948476746</text:p>
          </table:table-cell>
          <table:table-cell office:value-type="float" office:value="11.6484104990618" calcext:value-type="float">
            <text:p>11.6484104990618</text:p>
          </table:table-cell>
          <table:table-cell/>
          <table:table-cell table:formula="of:=IF([.I75];[.B75]-[.I75];0)" office:value-type="float" office:value="0.0157758314584078" calcext:value-type="float">
            <text:p>0.015775831458408</text:p>
          </table:table-cell>
          <table:table-cell table:formula="of:=POWER([.O75];2)" office:value-type="float" office:value="0.000248876858204088" calcext:value-type="float">
            <text:p>0.0002488768582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29.2" calcext:value-type="float">
            <text:p>29.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aturday Night Amber Ale (1.4)</text:p>
          </table:table-cell>
          <table:table-cell office:value-type="float" office:value="1.0354258211434" calcext:value-type="float">
            <text:p>1.0354258211434</text:p>
          </table:table-cell>
          <table:table-cell office:value-type="float" office:value="1.00775948542176" calcext:value-type="float">
            <text:p>1.00775948542176</text:p>
          </table:table-cell>
          <table:table-cell office:value-type="float" office:value="3.63120656346551" calcext:value-type="float">
            <text:p>3.63120656346551</text:p>
          </table:table-cell>
          <table:table-cell office:value-type="float" office:value="16.4447506595239" calcext:value-type="float">
            <text:p>16.4447506595239</text:p>
          </table:table-cell>
          <table:table-cell office:value-type="float" office:value="10.8931299588758" calcext:value-type="float">
            <text:p>10.8931299588758</text:p>
          </table:table-cell>
          <table:table-cell/>
          <table:table-cell table:formula="of:=IF([.I76];[.B76]-[.I76];0)" office:value-type="float" office:value="0.00957417885659573" calcext:value-type="float">
            <text:p>0.009574178856596</text:p>
          </table:table-cell>
          <table:table-cell table:formula="of:=POWER([.O76];2)" office:value-type="float" office:value="0.0000916649007780847" calcext:value-type="float">
            <text:p>9.16649007780847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3" calcext:value-type="float">
            <text:p>1.013</text:p>
          </table:table-cell>
          <table:table-cell office:value-type="float" office:value="4.5" calcext:value-type="float">
            <text:p>4.5</text:p>
          </table:table-cell>
          <table:table-cell office:value-type="float" office:value="16.1" calcext:value-type="float">
            <text:p>16.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Sheep Shagger Scottish Ale</text:p>
          </table:table-cell>
          <table:table-cell office:value-type="float" office:value="1.03680936486645" calcext:value-type="float">
            <text:p>1.03680936486645</text:p>
          </table:table-cell>
          <table:table-cell office:value-type="float" office:value="1.00780845547718" calcext:value-type="float">
            <text:p>1.00780845547718</text:p>
          </table:table-cell>
          <table:table-cell office:value-type="float" office:value="3.80636935734192" calcext:value-type="float">
            <text:p>3.80636935734192</text:p>
          </table:table-cell>
          <table:table-cell office:value-type="float" office:value="12.2996593941161" calcext:value-type="float">
            <text:p>12.2996593941161</text:p>
          </table:table-cell>
          <table:table-cell office:value-type="float" office:value="8.70171804752248" calcext:value-type="float">
            <text:p>8.70171804752248</text:p>
          </table:table-cell>
          <table:table-cell/>
          <table:table-cell table:formula="of:=IF([.I77];[.B77]-[.I77];0)" office:value-type="float" office:value="0.0101906351335512" calcext:value-type="float">
            <text:p>0.010190635133551</text:p>
          </table:table-cell>
          <table:table-cell table:formula="of:=POWER([.O77];2)" office:value-type="float" office:value="0.000103849044425169" calcext:value-type="float">
            <text:p>0.0001038490444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49.1" calcext:value-type="float">
            <text:p>49.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loppy Seconds</text:p>
          </table:table-cell>
          <table:table-cell office:value-type="float" office:value="1.03835795765983" calcext:value-type="float">
            <text:p>1.03835795765983</text:p>
          </table:table-cell>
          <table:table-cell office:value-type="float" office:value="1.00840172522568" calcext:value-type="float">
            <text:p>1.00840172522568</text:p>
          </table:table-cell>
          <table:table-cell office:value-type="float" office:value="3.93175550698172" calcext:value-type="float">
            <text:p>3.93175550698172</text:p>
          </table:table-cell>
          <table:table-cell office:value-type="float" office:value="36.78218858314" calcext:value-type="float">
            <text:p>36.78218858314</text:p>
          </table:table-cell>
          <table:table-cell office:value-type="float" office:value="13.8477968560664" calcext:value-type="float">
            <text:p>13.8477968560664</text:p>
          </table:table-cell>
          <table:table-cell/>
          <table:table-cell table:formula="of:=IF([.I78];[.B78]-[.I78];0)" office:value-type="float" office:value="0.0096420423401733" calcext:value-type="float">
            <text:p>0.009642042340173</text:p>
          </table:table-cell>
          <table:table-cell table:formula="of:=POWER([.O78];2)" office:value-type="float" office:value="0.0000929689804896945" calcext:value-type="float">
            <text:p>9.29689804896945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oppy Seconds 2016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1" calcext:value-type="float">
            <text:p>1.011</text:p>
          </table:table-cell>
          <table:table-cell office:value-type="float" office:value="4.6" calcext:value-type="float">
            <text:p>4.6</text:p>
          </table:table-cell>
          <table:table-cell office:value-type="float" office:value="77.8" calcext:value-type="float">
            <text:p>77.8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loppy Seconds 2016</text:p>
          </table:table-cell>
          <table:table-cell office:value-type="float" office:value="1.03926051582725" calcext:value-type="float">
            <text:p>1.03926051582725</text:p>
          </table:table-cell>
          <table:table-cell office:value-type="float" office:value="1.00859941675524" calcext:value-type="float">
            <text:p>1.00859941675524</text:p>
          </table:table-cell>
          <table:table-cell office:value-type="float" office:value="4.02426925320146" calcext:value-type="float">
            <text:p>4.02426925320146</text:p>
          </table:table-cell>
          <table:table-cell office:value-type="float" office:value="53.8763413327479" calcext:value-type="float">
            <text:p>53.8763413327479</text:p>
          </table:table-cell>
          <table:table-cell office:value-type="float" office:value="5.71124333770737" calcext:value-type="float">
            <text:p>5.71124333770737</text:p>
          </table:table-cell>
          <table:table-cell/>
          <table:table-cell table:formula="of:=IF([.I79];[.B79]-[.I79];0)" office:value-type="float" office:value="0.00673948417274972" calcext:value-type="float">
            <text:p>0.00673948417275</text:p>
          </table:table-cell>
          <table:table-cell table:formula="of:=POWER([.O79];2)" office:value-type="float" office:value="0.000045420646914744" calcext:value-type="float">
            <text:p>4.5420646914744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float" office:value="1.05" calcext:value-type="float">
            <text:p>1.05</text:p>
          </table:table-cell>
          <table:table-cell office:value-type="float" office:value="1.003" calcext:value-type="float">
            <text:p>1.003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loppy Seconds 2017</text:p>
          </table:table-cell>
          <table:table-cell office:value-type="float" office:value="1.03911613527285" calcext:value-type="float">
            <text:p>1.03911613527285</text:p>
          </table:table-cell>
          <table:table-cell office:value-type="float" office:value="1.00856779241857" calcext:value-type="float">
            <text:p>1.00856779241857</text:p>
          </table:table-cell>
          <table:table-cell office:value-type="float" office:value="4.00946999962505" calcext:value-type="float">
            <text:p>4.00946999962505</text:p>
          </table:table-cell>
          <table:table-cell office:value-type="float" office:value="29.5813862849137" calcext:value-type="float">
            <text:p>29.5813862849137</text:p>
          </table:table-cell>
          <table:table-cell office:value-type="float" office:value="12.3209056325065" calcext:value-type="float">
            <text:p>12.3209056325065</text:p>
          </table:table-cell>
          <table:table-cell/>
          <table:table-cell table:formula="of:=IF([.I80];[.B80]-[.I80];0)" office:value-type="float" office:value="0.0108838647271456" calcext:value-type="float">
            <text:p>0.010883864727146</text:p>
          </table:table-cell>
          <table:table-cell table:formula="of:=POWER([.O80];2)" office:value-type="float" office:value="0.000118458511398805" calcext:value-type="float">
            <text:p>0.0001184585113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float" office:value="1.053" calcext:value-type="float">
            <text:p>1.053</text:p>
          </table:table-cell>
          <table:table-cell office:value-type="float" office:value="1.004" calcext:value-type="float">
            <text:p>1.004</text:p>
          </table:table-cell>
          <table:table-cell office:value-type="float" office:value="6.5" calcext:value-type="float">
            <text:p>6.5</text:p>
          </table:table-cell>
          <table:table-cell office:value-type="float" office:value="28.1" calcext:value-type="float">
            <text:p>28.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Sloppy Seconds 2019</text:p>
          </table:table-cell>
          <table:table-cell office:value-type="float" office:value="1.04588295264499" calcext:value-type="float">
            <text:p>1.04588295264499</text:p>
          </table:table-cell>
          <table:table-cell office:value-type="float" office:value="1.00894576239625" calcext:value-type="float">
            <text:p>1.00894576239625</text:p>
          </table:table-cell>
          <table:table-cell office:value-type="float" office:value="4.84800622014653" calcext:value-type="float">
            <text:p>4.84800622014653</text:p>
          </table:table-cell>
          <table:table-cell office:value-type="float" office:value="23.6333592539523" calcext:value-type="float">
            <text:p>23.6333592539523</text:p>
          </table:table-cell>
          <table:table-cell office:value-type="float" office:value="16.2163144240769" calcext:value-type="float">
            <text:p>16.2163144240769</text:p>
          </table:table-cell>
          <table:table-cell/>
          <table:table-cell table:formula="of:=IF([.I81];[.B81]-[.I81];0)" office:value-type="float" office:value="0.00711704735500973" calcext:value-type="float">
            <text:p>0.00711704735501</text:p>
          </table:table-cell>
          <table:table-cell table:formula="of:=POWER([.O81];2)" office:value-type="float" office:value="0.000050652363053451" calcext:value-type="float">
            <text:p>5.0652363053451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oppy Seconds Brown Porter 1213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6" calcext:value-type="float">
            <text:p>1.006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string" calcext:value-type="string">
            <text:p>Sloppy Seconds Brown Porter 1213</text:p>
          </table:table-cell>
          <table:table-cell office:value-type="float" office:value="1.04621667938024" calcext:value-type="float">
            <text:p>1.04621667938024</text:p>
          </table:table-cell>
          <table:table-cell office:value-type="float" office:value="1.01012305818091" calcext:value-type="float">
            <text:p>1.01012305818091</text:p>
          </table:table-cell>
          <table:table-cell office:value-type="float" office:value="4.73728778241208" calcext:value-type="float">
            <text:p>4.73728778241208</text:p>
          </table:table-cell>
          <table:table-cell office:value-type="float" office:value="5.53549983404776" calcext:value-type="float">
            <text:p>5.53549983404776</text:p>
          </table:table-cell>
          <table:table-cell office:value-type="float" office:value="9.21257958866617" calcext:value-type="float">
            <text:p>9.21257958866617</text:p>
          </table:table-cell>
          <table:table-cell/>
          <table:table-cell table:formula="of:=IF([.I82];[.B82]-[.I82];0)" office:value-type="float" office:value="-0.00321667938023862" calcext:value-type="float">
            <text:p>-0.003216679380239</text:p>
          </table:table-cell>
          <table:table-cell table:formula="of:=POWER([.O82];2)" office:value-type="float" office:value="0.0000103470262352523" calcext:value-type="float">
            <text:p>1.03470262352523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5" calcext:value-type="float">
            <text:p>1.015</text:p>
          </table:table-cell>
          <table:table-cell office:value-type="float" office:value="5.8" calcext:value-type="float">
            <text:p>5.8</text:p>
          </table:table-cell>
          <table:table-cell office:value-type="float" office:value="27.6" calcext:value-type="float">
            <text:p>27.6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string" calcext:value-type="string">
            <text:p>Sloppy Seconds Porter (1.1)</text:p>
          </table:table-cell>
          <table:table-cell office:value-type="float" office:value="1.04895449319298" calcext:value-type="float">
            <text:p>1.04895449319298</text:p>
          </table:table-cell>
          <table:table-cell office:value-type="float" office:value="1.01157943827966" calcext:value-type="float">
            <text:p>1.01157943827966</text:p>
          </table:table-cell>
          <table:table-cell office:value-type="float" office:value="4.90547595737352" calcext:value-type="float">
            <text:p>4.90547595737352</text:p>
          </table:table-cell>
          <table:table-cell office:value-type="float" office:value="19.6063409540707" calcext:value-type="float">
            <text:p>19.6063409540707</text:p>
          </table:table-cell>
          <table:table-cell office:value-type="float" office:value="15.1092382776919" calcext:value-type="float">
            <text:p>15.1092382776919</text:p>
          </table:table-cell>
          <table:table-cell/>
          <table:table-cell table:formula="of:=IF([.I83];[.B83]-[.I83];0)" office:value-type="float" office:value="0.0090455068070201" calcext:value-type="float">
            <text:p>0.00904550680702</text:p>
          </table:table-cell>
          <table:table-cell table:formula="of:=POWER([.O83];2)" office:value-type="float" office:value="0.0000818211933958469" calcext:value-type="float">
            <text:p>8.18211933958469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9" calcext:value-type="float">
            <text:p>4.9</text:p>
          </table:table-cell>
          <table:table-cell office:value-type="float" office:value="29.7" calcext:value-type="float">
            <text:p>29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Southern Passion Lager</text:p>
          </table:table-cell>
          <table:table-cell office:value-type="float" office:value="1.02282663569142" calcext:value-type="float">
            <text:p>1.02282663569142</text:p>
          </table:table-cell>
          <table:table-cell office:value-type="float" office:value="1.00517102590537" calcext:value-type="float">
            <text:p>1.00517102590537</text:p>
          </table:table-cell>
          <table:table-cell office:value-type="float" office:value="2.31729878441963" calcext:value-type="float">
            <text:p>2.31729878441963</text:p>
          </table:table-cell>
          <table:table-cell office:value-type="float" office:value="14.6716205226402" calcext:value-type="float">
            <text:p>14.6716205226402</text:p>
          </table:table-cell>
          <table:table-cell office:value-type="float" office:value="4.042936845099" calcext:value-type="float">
            <text:p>4.042936845099</text:p>
          </table:table-cell>
          <table:table-cell/>
          <table:table-cell table:formula="of:=IF([.I84];[.B84]-[.I84];0)" office:value-type="float" office:value="0.0251733643085781" calcext:value-type="float">
            <text:p>0.025173364308578</text:p>
          </table:table-cell>
          <table:table-cell table:formula="of:=POWER([.O84];2)" office:value-type="float" office:value="0.000633698270612393" calcext:value-type="float">
            <text:p>0.0006336982706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1.05" calcext:value-type="float">
            <text:p>1.05</text:p>
          </table:table-cell>
          <table:table-cell office:value-type="float" office:value="1.012" calcext:value-type="float">
            <text:p>1.012</text:p>
          </table:table-cell>
          <table:table-cell office:value-type="float" office:value="5.1" calcext:value-type="float">
            <text:p>5.1</text:p>
          </table:table-cell>
          <table:table-cell office:value-type="float" office:value="53.9" calcext:value-type="float">
            <text:p>53.9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Southern Passion Lager (2019-02-23)</text:p>
          </table:table-cell>
          <table:table-cell office:value-type="float" office:value="1.03929650989194" calcext:value-type="float">
            <text:p>1.03929650989194</text:p>
          </table:table-cell>
          <table:table-cell office:value-type="float" office:value="1.00798297738037" calcext:value-type="float">
            <text:p>1.00798297738037</text:p>
          </table:table-cell>
          <table:table-cell office:value-type="float" office:value="4.1099011421441" calcext:value-type="float">
            <text:p>4.1099011421441</text:p>
          </table:table-cell>
          <table:table-cell office:value-type="float" office:value="35.6130996186299" calcext:value-type="float">
            <text:p>35.6130996186299</text:p>
          </table:table-cell>
          <table:table-cell office:value-type="float" office:value="7.7815332972052" calcext:value-type="float">
            <text:p>7.7815332972052</text:p>
          </table:table-cell>
          <table:table-cell/>
          <table:table-cell table:formula="of:=IF([.I85];[.B85]-[.I85];0)" office:value-type="float" office:value="0.0107034901080552" calcext:value-type="float">
            <text:p>0.010703490108055</text:p>
          </table:table-cell>
          <table:table-cell table:formula="of:=POWER([.O85];2)" office:value-type="float" office:value="0.000114564700493235" calcext:value-type="float">
            <text:p>0.0001145647004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21.5" calcext:value-type="float">
            <text:p>21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string" calcext:value-type="string">
            <text:p>St George Mild Ale</text:p>
          </table:table-cell>
          <table:table-cell office:value-type="float" office:value="1.01941200681546" calcext:value-type="float">
            <text:p>1.01941200681546</text:p>
          </table:table-cell>
          <table:table-cell office:value-type="float" office:value="1.00439749386678" calcext:value-type="float">
            <text:p>1.00439749386678</text:p>
          </table:table-cell>
          <table:table-cell office:value-type="float" office:value="1.97065482451437" calcext:value-type="float">
            <text:p>1.97065482451437</text:p>
          </table:table-cell>
          <table:table-cell office:value-type="float" office:value="14.2346370493845" calcext:value-type="float">
            <text:p>14.2346370493845</text:p>
          </table:table-cell>
          <table:table-cell office:value-type="float" office:value="11.5156566392165" calcext:value-type="float">
            <text:p>11.5156566392165</text:p>
          </table:table-cell>
          <table:table-cell/>
          <table:table-cell table:formula="of:=IF([.I86];[.B86]-[.I86];0)" office:value-type="float" office:value="0.019587993184544" calcext:value-type="float">
            <text:p>0.019587993184544</text:p>
          </table:table-cell>
          <table:table-cell table:formula="of:=POWER([.O86];2)" office:value-type="float" office:value="0.000383689476997741" calcext:value-type="float">
            <text:p>0.0003836894769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5" calcext:value-type="float">
            <text:p>1.005</text:p>
          </table:table-cell>
          <table:table-cell office:value-type="float" office:value="5.7" calcext:value-type="float">
            <text:p>5.7</text:p>
          </table:table-cell>
          <table:table-cell office:value-type="float" office:value="35.4" calcext:value-type="float">
            <text:p>35.4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string" calcext:value-type="string">
            <text:p>Stripy Tank Top Porter</text:p>
          </table:table-cell>
          <table:table-cell office:value-type="float" office:value="1.04144073146474" calcext:value-type="float">
            <text:p>1.04144073146474</text:p>
          </table:table-cell>
          <table:table-cell office:value-type="float" office:value="1.00807227998244" calcext:value-type="float">
            <text:p>1.00807227998244</text:p>
          </table:table-cell>
          <table:table-cell office:value-type="float" office:value="4.37960925705267" calcext:value-type="float">
            <text:p>4.37960925705267</text:p>
          </table:table-cell>
          <table:table-cell office:value-type="float" office:value="22.5802133511286" calcext:value-type="float">
            <text:p>22.5802133511286</text:p>
          </table:table-cell>
          <table:table-cell office:value-type="float" office:value="24.5530099025781" calcext:value-type="float">
            <text:p>24.5530099025781</text:p>
          </table:table-cell>
          <table:table-cell/>
          <table:table-cell table:formula="of:=IF([.I87];[.B87]-[.I87];0)" office:value-type="float" office:value="0.00755926853525812" calcext:value-type="float">
            <text:p>0.007559268535258</text:p>
          </table:table-cell>
          <table:table-cell table:formula="of:=POWER([.O87];2)" office:value-type="float" office:value="0.0000571425407881435" calcext:value-type="float">
            <text:p>5.71425407881435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ty Betty Stout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9" calcext:value-type="float">
            <text:p>1.009</text:p>
          </table:table-cell>
          <table:table-cell office:value-type="float" office:value="5.2" calcext:value-type="float">
            <text:p>5.2</text:p>
          </table:table-cell>
          <table:table-cell office:value-type="float" office:value="10.1" calcext:value-type="float">
            <text:p>10.1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string" calcext:value-type="string">
            <text:p>Sweatty Betty Stout</text:p>
          </table:table-cell>
          <table:table-cell office:value-type="float" office:value="1.05323382128127" calcext:value-type="float">
            <text:p>1.05323382128127</text:p>
          </table:table-cell>
          <table:table-cell office:value-type="float" office:value="1.00984825693703" calcext:value-type="float">
            <text:p>1.00984825693703</text:p>
          </table:table-cell>
          <table:table-cell office:value-type="float" office:value="5.69435532018066" calcext:value-type="float">
            <text:p>5.69435532018066</text:p>
          </table:table-cell>
          <table:table-cell office:value-type="float" office:value="5.09004039873841" calcext:value-type="float">
            <text:p>5.09004039873841</text:p>
          </table:table-cell>
          <table:table-cell office:value-type="float" office:value="25.6404131164748" calcext:value-type="float">
            <text:p>25.6404131164748</text:p>
          </table:table-cell>
          <table:table-cell/>
          <table:table-cell table:formula="of:=IF([.I88];[.B88]-[.I88];0)" office:value-type="float" office:value="-0.00423382128126826" calcext:value-type="float">
            <text:p>-0.004233821281268</text:p>
          </table:table-cell>
          <table:table-cell table:formula="of:=POWER([.O88];2)" office:value-type="float" office:value="0.00001792524264172" calcext:value-type="float">
            <text:p>1.792524264172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9" calcext:value-type="float">
            <text:p>1.009</text:p>
          </table:table-cell>
          <table:table-cell office:value-type="float" office:value="5.3" calcext:value-type="float">
            <text:p>5.3</text:p>
          </table:table-cell>
          <table:table-cell office:value-type="float" office:value="16.5" calcext:value-type="float">
            <text:p>16.5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string" calcext:value-type="string">
            <text:p>Sweaty Betty Stout</text:p>
          </table:table-cell>
          <table:table-cell office:value-type="float" office:value="1.03856335673316" calcext:value-type="float">
            <text:p>1.03856335673316</text:p>
          </table:table-cell>
          <table:table-cell office:value-type="float" office:value="1.00873593988943" calcext:value-type="float">
            <text:p>1.00873593988943</text:p>
          </table:table-cell>
          <table:table-cell office:value-type="float" office:value="3.91484846074012" calcext:value-type="float">
            <text:p>3.91484846074012</text:p>
          </table:table-cell>
          <table:table-cell office:value-type="float" office:value="13.6750332205862" calcext:value-type="float">
            <text:p>13.6750332205862</text:p>
          </table:table-cell>
          <table:table-cell office:value-type="float" office:value="37.7402359994081" calcext:value-type="float">
            <text:p>37.7402359994081</text:p>
          </table:table-cell>
          <table:table-cell/>
          <table:table-cell table:formula="of:=IF([.I89];[.B89]-[.I89];0)" office:value-type="float" office:value="0.0104366432668401" calcext:value-type="float">
            <text:p>0.01043664326684</text:p>
          </table:table-cell>
          <table:table-cell table:formula="of:=POWER([.O89];2)" office:value-type="float" office:value="0.000108923522679279" calcext:value-type="float">
            <text:p>0.0001089235226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1" calcext:value-type="float">
            <text:p>1.011</text:p>
          </table:table-cell>
          <table:table-cell office:value-type="float" office:value="5.6" calcext:value-type="float">
            <text:p>5.6</text:p>
          </table:table-cell>
          <table:table-cell office:value-type="float" office:value="14.6" calcext:value-type="float">
            <text:p>14.6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string" calcext:value-type="string">
            <text:p>Sweaty Betty Stout (1.1)</text:p>
          </table:table-cell>
          <table:table-cell office:value-type="float" office:value="1.05927288457981" calcext:value-type="float">
            <text:p>1.05927288457981</text:p>
          </table:table-cell>
          <table:table-cell office:value-type="float" office:value="1.01096548364726" calcext:value-type="float">
            <text:p>1.01096548364726</text:p>
          </table:table-cell>
          <table:table-cell office:value-type="float" office:value="6.34034637239639" calcext:value-type="float">
            <text:p>6.34034637239639</text:p>
          </table:table-cell>
          <table:table-cell office:value-type="float" office:value="7.40711400839675" calcext:value-type="float">
            <text:p>7.40711400839675</text:p>
          </table:table-cell>
          <table:table-cell office:value-type="float" office:value="26.7001486213623" calcext:value-type="float">
            <text:p>26.7001486213623</text:p>
          </table:table-cell>
          <table:table-cell/>
          <table:table-cell table:formula="of:=IF([.I90];[.B90]-[.I90];0)" office:value-type="float" office:value="-0.00527288457980846" calcext:value-type="float">
            <text:p>-0.005272884579808</text:p>
          </table:table-cell>
          <table:table-cell table:formula="of:=POWER([.O90];2)" office:value-type="float" office:value="0.0000278033117919818" calcext:value-type="float">
            <text:p>2.78033117919818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3" calcext:value-type="float">
            <text:p>1.013</text:p>
          </table:table-cell>
          <table:table-cell office:value-type="float" office:value="4.3" calcext:value-type="float">
            <text:p>4.3</text:p>
          </table:table-cell>
          <table:table-cell office:value-type="float" office:value="24.5" calcext:value-type="float">
            <text:p>24.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weaty Betty Stout (1.1) (2014-04-13)</text:p>
          </table:table-cell>
          <table:table-cell office:value-type="float" office:value="1.02350946446676" calcext:value-type="float">
            <text:p>1.02350946446676</text:p>
          </table:table-cell>
          <table:table-cell office:value-type="float" office:value="1.00498711694433" calcext:value-type="float">
            <text:p>1.00498711694433</text:p>
          </table:table-cell>
          <table:table-cell office:value-type="float" office:value="2.43105811231866" calcext:value-type="float">
            <text:p>2.43105811231866</text:p>
          </table:table-cell>
          <table:table-cell office:value-type="float" office:value="16.8270075872873" calcext:value-type="float">
            <text:p>16.8270075872873</text:p>
          </table:table-cell>
          <table:table-cell office:value-type="float" office:value="21.8361380388739" calcext:value-type="float">
            <text:p>21.8361380388739</text:p>
          </table:table-cell>
          <table:table-cell/>
          <table:table-cell table:formula="of:=IF([.I91];[.B91]-[.I91];0)" office:value-type="float" office:value="0.0214905355332411" calcext:value-type="float">
            <text:p>0.021490535533241</text:p>
          </table:table-cell>
          <table:table-cell table:formula="of:=POWER([.O91];2)" office:value-type="float" office:value="0.000461843117505498" calcext:value-type="float">
            <text:p>0.0004618431175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8" calcext:value-type="float">
            <text:p>1.008</text:p>
          </table:table-cell>
          <table:table-cell office:value-type="float" office:value="5.4" calcext:value-type="float">
            <text:p>5.4</text:p>
          </table:table-cell>
          <table:table-cell office:value-type="float" office:value="14.1" calcext:value-type="float">
            <text:p>14.1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Sweaty Betty Stout (1.1) (2016-03-26)</text:p>
          </table:table-cell>
          <table:table-cell office:value-type="float" office:value="1.03392212990039" calcext:value-type="float">
            <text:p>1.03392212990039</text:p>
          </table:table-cell>
          <table:table-cell office:value-type="float" office:value="1.00743012478621" calcext:value-type="float">
            <text:p>1.00743012478621</text:p>
          </table:table-cell>
          <table:table-cell office:value-type="float" office:value="3.47707567123574" calcext:value-type="float">
            <text:p>3.47707567123574</text:p>
          </table:table-cell>
          <table:table-cell office:value-type="float" office:value="11.3053948149778" calcext:value-type="float">
            <text:p>11.3053948149778</text:p>
          </table:table-cell>
          <table:table-cell office:value-type="float" office:value="37.3682597654445" calcext:value-type="float">
            <text:p>37.3682597654445</text:p>
          </table:table-cell>
          <table:table-cell/>
          <table:table-cell table:formula="of:=IF([.I92];[.B92]-[.I92];0)" office:value-type="float" office:value="0.0150778700996099" calcext:value-type="float">
            <text:p>0.01507787009961</text:p>
          </table:table-cell>
          <table:table-cell table:formula="of:=POWER([.O92];2)" office:value-type="float" office:value="0.000227342166740711" calcext:value-type="float">
            <text:p>0.0002273421667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Sweaty Betty Stout (1.2)</text:p>
          </table:table-cell>
          <table:table-cell office:value-type="float" office:value="1.03692546906728" calcext:value-type="float">
            <text:p>1.03692546906728</text:p>
          </table:table-cell>
          <table:table-cell office:value-type="float" office:value="1.00820233966032" calcext:value-type="float">
            <text:p>1.00820233966032</text:p>
          </table:table-cell>
          <table:table-cell office:value-type="float" office:value="3.76991073466421" calcext:value-type="float">
            <text:p>3.76991073466421</text:p>
          </table:table-cell>
          <table:table-cell office:value-type="float" office:value="13.5572485307412" calcext:value-type="float">
            <text:p>13.5572485307412</text:p>
          </table:table-cell>
          <table:table-cell office:value-type="float" office:value="27.7383559862507" calcext:value-type="float">
            <text:p>27.7383559862507</text:p>
          </table:table-cell>
          <table:table-cell/>
          <table:table-cell table:formula="of:=IF([.I93];[.B93]-[.I93];0)" office:value-type="float" office:value="0.012074530932715" calcext:value-type="float">
            <text:p>0.012074530932715</text:p>
          </table:table-cell>
          <table:table-cell table:formula="of:=POWER([.O93];2)" office:value-type="float" office:value="0.000145794297245092" calcext:value-type="float">
            <text:p>0.0001457942972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4" calcext:value-type="float">
            <text:p>1.014</text:p>
          </table:table-cell>
          <table:table-cell office:value-type="float" office:value="5.8" calcext:value-type="float">
            <text:p>5.8</text:p>
          </table:table-cell>
          <table:table-cell office:value-type="float" office:value="17.4" calcext:value-type="float">
            <text:p>17.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Sweaty Betty Stout (1.3)</text:p>
          </table:table-cell>
          <table:table-cell office:value-type="float" office:value="1.04602888553097" calcext:value-type="float">
            <text:p>1.04602888553097</text:p>
          </table:table-cell>
          <table:table-cell office:value-type="float" office:value="1.00912935254777" calcext:value-type="float">
            <text:p>1.00912935254777</text:p>
          </table:table-cell>
          <table:table-cell office:value-type="float" office:value="4.84306370404521" calcext:value-type="float">
            <text:p>4.84306370404521</text:p>
          </table:table-cell>
          <table:table-cell office:value-type="float" office:value="11.5842832419754" calcext:value-type="float">
            <text:p>11.5842832419754</text:p>
          </table:table-cell>
          <table:table-cell office:value-type="float" office:value="32.3754451390349" calcext:value-type="float">
            <text:p>32.3754451390349</text:p>
          </table:table-cell>
          <table:table-cell/>
          <table:table-cell table:formula="of:=IF([.I94];[.B94]-[.I94];0)" office:value-type="float" office:value="0.0119711144690304" calcext:value-type="float">
            <text:p>0.011971114469031</text:p>
          </table:table-cell>
          <table:table-cell table:formula="of:=POWER([.O94];2)" office:value-type="float" office:value="0.00014330758163063" calcext:value-type="float">
            <text:p>0.0001433075816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3" calcext:value-type="float">
            <text:p>6.3</text:p>
          </table:table-cell>
          <table:table-cell office:value-type="float" office:value="18.5" calcext:value-type="float">
            <text:p>18.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weaty Betty Stout (1.4)</text:p>
          </table:table-cell>
          <table:table-cell office:value-type="float" office:value="1.04512124798797" calcext:value-type="float">
            <text:p>1.04512124798797</text:p>
          </table:table-cell>
          <table:table-cell office:value-type="float" office:value="1.00889310002435" calcext:value-type="float">
            <text:p>1.00889310002435</text:p>
          </table:table-cell>
          <table:table-cell office:value-type="float" office:value="4.75494442022407" calcext:value-type="float">
            <text:p>4.75494442022407</text:p>
          </table:table-cell>
          <table:table-cell office:value-type="float" office:value="12.681418376793" calcext:value-type="float">
            <text:p>12.681418376793</text:p>
          </table:table-cell>
          <table:table-cell office:value-type="float" office:value="22.0481620998022" calcext:value-type="float">
            <text:p>22.0481620998022</text:p>
          </table:table-cell>
          <table:table-cell/>
          <table:table-cell table:formula="of:=IF([.I95];[.B95]-[.I95];0)" office:value-type="float" office:value="0.00887875201203325" calcext:value-type="float">
            <text:p>0.008878752012033</text:p>
          </table:table-cell>
          <table:table-cell table:formula="of:=POWER([.O95];2)" office:value-type="float" office:value="0.0000788322372911845" calcext:value-type="float">
            <text:p>7.88322372911845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3" calcext:value-type="float">
            <text:p>1.013</text:p>
          </table:table-cell>
          <table:table-cell office:value-type="float" office:value="6.7" calcext:value-type="float">
            <text:p>6.7</text:p>
          </table:table-cell>
          <table:table-cell office:value-type="float" office:value="16.6" calcext:value-type="float">
            <text:p>16.6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Sweaty Betty Tropical Stout</text:p>
          </table:table-cell>
          <table:table-cell office:value-type="float" office:value="1.04850257896563" calcext:value-type="float">
            <text:p>1.04850257896563</text:p>
          </table:table-cell>
          <table:table-cell office:value-type="float" office:value="1.01077398980616" calcext:value-type="float">
            <text:p>1.01077398980616</text:p>
          </table:table-cell>
          <table:table-cell office:value-type="float" office:value="4.95187732718112" calcext:value-type="float">
            <text:p>4.95187732718112</text:p>
          </table:table-cell>
          <table:table-cell office:value-type="float" office:value="13.7461765303637" calcext:value-type="float">
            <text:p>13.7461765303637</text:p>
          </table:table-cell>
          <table:table-cell office:value-type="float" office:value="33.4136562514351" calcext:value-type="float">
            <text:p>33.4136562514351</text:p>
          </table:table-cell>
          <table:table-cell/>
          <table:table-cell table:formula="of:=IF([.I96];[.B96]-[.I96];0)" office:value-type="float" office:value="0.0144974210343667" calcext:value-type="float">
            <text:p>0.014497421034367</text:p>
          </table:table-cell>
          <table:table-cell table:formula="of:=POWER([.O96];2)" office:value-type="float" office:value="0.000210175216647698" calcext:value-type="float">
            <text:p>0.0002101752166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atcher's Irish Ale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Thatcher's Irish Ale</text:p>
          </table:table-cell>
          <table:table-cell office:value-type="float" office:value="1.03564521041696" calcext:value-type="float">
            <text:p>1.03564521041696</text:p>
          </table:table-cell>
          <table:table-cell office:value-type="float" office:value="1.00780753929635" calcext:value-type="float">
            <text:p>1.00780753929635</text:p>
          </table:table-cell>
          <table:table-cell office:value-type="float" office:value="3.65369433458054" calcext:value-type="float">
            <text:p>3.65369433458054</text:p>
          </table:table-cell>
          <table:table-cell office:value-type="float" office:value="14.2558108388767" calcext:value-type="float">
            <text:p>14.2558108388767</text:p>
          </table:table-cell>
          <table:table-cell office:value-type="float" office:value="12.6531015556386" calcext:value-type="float">
            <text:p>12.6531015556386</text:p>
          </table:table-cell>
          <table:table-cell/>
          <table:table-cell table:formula="of:=IF([.I97];[.B97]-[.I97];0)" office:value-type="float" office:value="0.0113547895830368" calcext:value-type="float">
            <text:p>0.011354789583037</text:p>
          </table:table-cell>
          <table:table-cell table:formula="of:=POWER([.O97];2)" office:value-type="float" office:value="0.000128931246475041" calcext:value-type="float">
            <text:p>0.0001289312464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7" calcext:value-type="float">
            <text:p>21.7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string" calcext:value-type="string">
            <text:p>Thatcher's Irish Ale (1.1)</text:p>
          </table:table-cell>
          <table:table-cell office:value-type="float" office:value="1.03284698802502" calcext:value-type="float">
            <text:p>1.03284698802502</text:p>
          </table:table-cell>
          <table:table-cell office:value-type="float" office:value="1.00744098380725" calcext:value-type="float">
            <text:p>1.00744098380725</text:p>
          </table:table-cell>
          <table:table-cell office:value-type="float" office:value="3.33453805358234" calcext:value-type="float">
            <text:p>3.33453805358234</text:p>
          </table:table-cell>
          <table:table-cell office:value-type="float" office:value="17.0899186189831" calcext:value-type="float">
            <text:p>17.0899186189831</text:p>
          </table:table-cell>
          <table:table-cell office:value-type="float" office:value="9.98519255491817" calcext:value-type="float">
            <text:p>9.98519255491817</text:p>
          </table:table-cell>
          <table:table-cell/>
          <table:table-cell table:formula="of:=IF([.I98];[.B98]-[.I98];0)" office:value-type="float" office:value="0.0141530119749762" calcext:value-type="float">
            <text:p>0.014153011974976</text:p>
          </table:table-cell>
          <table:table-cell table:formula="of:=POWER([.O98];2)" office:value-type="float" office:value="0.00020030774796382" calcext:value-type="float">
            <text:p>0.0002003077479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Thatcher's Irish Ale (1.2)</text:p>
          </table:table-cell>
          <table:table-cell office:value-type="float" office:value="1.03786599592827" calcext:value-type="float">
            <text:p>1.03786599592827</text:p>
          </table:table-cell>
          <table:table-cell office:value-type="float" office:value="1.0076531784013" calcext:value-type="float">
            <text:p>1.0076531784013</text:p>
          </table:table-cell>
          <table:table-cell office:value-type="float" office:value="3.96543230041441" calcext:value-type="float">
            <text:p>3.96543230041441</text:p>
          </table:table-cell>
          <table:table-cell office:value-type="float" office:value="14.3266429877687" calcext:value-type="float">
            <text:p>14.3266429877687</text:p>
          </table:table-cell>
          <table:table-cell office:value-type="float" office:value="11.6489428171968" calcext:value-type="float">
            <text:p>11.6489428171968</text:p>
          </table:table-cell>
          <table:table-cell/>
          <table:table-cell table:formula="of:=IF([.I99];[.B99]-[.I99];0)" office:value-type="float" office:value="0.010134004071731" calcext:value-type="float">
            <text:p>0.010134004071731</text:p>
          </table:table-cell>
          <table:table-cell table:formula="of:=POWER([.O99];2)" office:value-type="float" office:value="0.000102698038525861" calcext:value-type="float">
            <text:p>0.0001026980385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e Beater's Pale Ale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38.9" calcext:value-type="float">
            <text:p>38.9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</text:p>
          </table:table-cell>
          <table:table-cell office:value-type="float" office:value="1.05484005252456" calcext:value-type="float">
            <text:p>1.05484005252456</text:p>
          </table:table-cell>
          <table:table-cell office:value-type="float" office:value="1.01242317689008" calcext:value-type="float">
            <text:p>1.01242317689008</text:p>
          </table:table-cell>
          <table:table-cell office:value-type="float" office:value="5.56721492702548" calcext:value-type="float">
            <text:p>5.56721492702548</text:p>
          </table:table-cell>
          <table:table-cell office:value-type="float" office:value="31.8314326079916" calcext:value-type="float">
            <text:p>31.8314326079916</text:p>
          </table:table-cell>
          <table:table-cell office:value-type="float" office:value="8.66538339330689" calcext:value-type="float">
            <text:p>8.66538339330689</text:p>
          </table:table-cell>
          <table:table-cell/>
          <table:table-cell table:formula="of:=IF([.I100];[.B100]-[.I100];0)" office:value-type="float" office:value="0.0121599474754373" calcext:value-type="float">
            <text:p>0.012159947475437</text:p>
          </table:table-cell>
          <table:table-cell table:formula="of:=POWER([.O100];2)" office:value-type="float" office:value="0.000147864322605393" calcext:value-type="float">
            <text:p>0.0001478643226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1" calcext:value-type="float">
            <text:p>1.011</text:p>
          </table:table-cell>
          <table:table-cell office:value-type="float" office:value="5.9" calcext:value-type="float">
            <text:p>5.9</text:p>
          </table:table-cell>
          <table:table-cell office:value-type="float" office:value="53.2" calcext:value-type="float">
            <text:p>53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 (1.2)</text:p>
          </table:table-cell>
          <table:table-cell office:value-type="float" office:value="1.03164243806648" calcext:value-type="float">
            <text:p>1.03164243806648</text:p>
          </table:table-cell>
          <table:table-cell office:value-type="float" office:value="1.00693079311487" calcext:value-type="float">
            <text:p>1.00693079311487</text:p>
          </table:table-cell>
          <table:table-cell office:value-type="float" office:value="3.24340339989981" calcext:value-type="float">
            <text:p>3.24340339989981</text:p>
          </table:table-cell>
          <table:table-cell office:value-type="float" office:value="38.2412613637796" calcext:value-type="float">
            <text:p>38.2412613637796</text:p>
          </table:table-cell>
          <table:table-cell office:value-type="float" office:value="6.73054016301481" calcext:value-type="float">
            <text:p>6.73054016301481</text:p>
          </table:table-cell>
          <table:table-cell/>
          <table:table-cell table:formula="of:=IF([.I101];[.B101]-[.I101];0)" office:value-type="float" office:value="0.0243575619335166" calcext:value-type="float">
            <text:p>0.024357561933517</text:p>
          </table:table-cell>
          <table:table-cell table:formula="of:=POWER([.O101];2)" office:value-type="float" office:value="0.000593290823345095" calcext:value-type="float">
            <text:p>0.0005932908233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float" office:value="1.035" calcext:value-type="float">
            <text:p>1.035</text:p>
          </table:table-cell>
          <table:table-cell office:value-type="float" office:value="1.01" calcext:value-type="float">
            <text:p>1.01</text:p>
          </table:table-cell>
          <table:table-cell office:value-type="float" office:value="3.2" calcext:value-type="float">
            <text:p>3.2</text:p>
          </table:table-cell>
          <table:table-cell office:value-type="float" office:value="13.5" calcext:value-type="float">
            <text:p>13.5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string" calcext:value-type="string">
            <text:p>Turtle's Heads Brown Ale (1.3)</text:p>
          </table:table-cell>
          <table:table-cell office:value-type="float" office:value="1.02160595007747" calcext:value-type="float">
            <text:p>1.02160595007747</text:p>
          </table:table-cell>
          <table:table-cell office:value-type="float" office:value="1.00479937953856" calcext:value-type="float">
            <text:p>1.00479937953856</text:p>
          </table:table-cell>
          <table:table-cell office:value-type="float" office:value="2.20586238323188" calcext:value-type="float">
            <text:p>2.20586238323188</text:p>
          </table:table-cell>
          <table:table-cell office:value-type="float" office:value="10.116329051362" calcext:value-type="float">
            <text:p>10.116329051362</text:p>
          </table:table-cell>
          <table:table-cell office:value-type="float" office:value="12.9576214981945" calcext:value-type="float">
            <text:p>12.9576214981945</text:p>
          </table:table-cell>
          <table:table-cell/>
          <table:table-cell table:formula="of:=IF([.I102];[.B102]-[.I102];0)" office:value-type="float" office:value="0.0133940499225313" calcext:value-type="float">
            <text:p>0.013394049922531</text:p>
          </table:table-cell>
          <table:table-cell table:formula="of:=POWER([.O102];2)" office:value-type="float" office:value="0.000179400573327262" calcext:value-type="float">
            <text:p>0.0001794005733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rtles Head Brown Ale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3" calcext:value-type="float">
            <text:p>1.013</text:p>
          </table:table-cell>
          <table:table-cell office:value-type="float" office:value="4.6" calcext:value-type="float">
            <text:p>4.6</text:p>
          </table:table-cell>
          <table:table-cell office:value-type="float" office:value="12.5" calcext:value-type="float">
            <text:p>12.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string" calcext:value-type="string">
            <text:p>Turtles Head Brown Ale</text:p>
          </table:table-cell>
          <table:table-cell office:value-type="float" office:value="1.05127302713567" calcext:value-type="float">
            <text:p>1.05127302713567</text:p>
          </table:table-cell>
          <table:table-cell office:value-type="float" office:value="1.0094855100201" calcext:value-type="float">
            <text:p>1.0094855100201</text:p>
          </table:table-cell>
          <table:table-cell office:value-type="float" office:value="5.48461162141847" calcext:value-type="float">
            <text:p>5.48461162141847</text:p>
          </table:table-cell>
          <table:table-cell office:value-type="float" office:value="6.49985201764854" calcext:value-type="float">
            <text:p>6.49985201764854</text:p>
          </table:table-cell>
          <table:table-cell office:value-type="float" office:value="14.7973730158939" calcext:value-type="float">
            <text:p>14.7973730158939</text:p>
          </table:table-cell>
          <table:table-cell/>
          <table:table-cell table:formula="of:=IF([.I103];[.B103]-[.I103];0)" office:value-type="float" office:value="-0.00327302713566779" calcext:value-type="float">
            <text:p>-0.003273027135668</text:p>
          </table:table-cell>
          <table:table-cell table:formula="of:=POWER([.O103];2)" office:value-type="float" office:value="0.0000107127066308177" calcext:value-type="float">
            <text:p>1.07127066308177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Turtleshead Brown Ale (1.4)</text:p>
          </table:table-cell>
          <table:table-cell office:value-type="float" office:value="1.0387107819871" calcext:value-type="float">
            <text:p>1.0387107819871</text:p>
          </table:table-cell>
          <table:table-cell office:value-type="float" office:value="1.00805845876172" calcext:value-type="float">
            <text:p>1.00805845876172</text:p>
          </table:table-cell>
          <table:table-cell office:value-type="float" office:value="4.02311742333114" calcext:value-type="float">
            <text:p>4.02311742333114</text:p>
          </table:table-cell>
          <table:table-cell office:value-type="float" office:value="18.4853007135913" calcext:value-type="float">
            <text:p>18.4853007135913</text:p>
          </table:table-cell>
          <table:table-cell office:value-type="float" office:value="6.9496900282265" calcext:value-type="float">
            <text:p>6.9496900282265</text:p>
          </table:table-cell>
          <table:table-cell/>
          <table:table-cell table:formula="of:=IF([.I104];[.B104]-[.I104];0)" office:value-type="float" office:value="0.00628921801289728" calcext:value-type="float">
            <text:p>0.006289218012897</text:p>
          </table:table-cell>
          <table:table-cell table:formula="of:=POWER([.O104];2)" office:value-type="float" office:value="0.0000395542632137516" calcext:value-type="float">
            <text:p>3.95542632137516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Turtles Heads Brown Ale</text:p>
          </table:table-cell>
          <table:table-cell office:value-type="float" office:value="1.02903721943184" calcext:value-type="float">
            <text:p>1.02903721943184</text:p>
          </table:table-cell>
          <table:table-cell office:value-type="float" office:value="1.00594195321822" calcext:value-type="float">
            <text:p>1.00594195321822</text:p>
          </table:table-cell>
          <table:table-cell office:value-type="float" office:value="3.03125369053758" calcext:value-type="float">
            <text:p>3.03125369053758</text:p>
          </table:table-cell>
          <table:table-cell office:value-type="float" office:value="23.2187344525807" calcext:value-type="float">
            <text:p>23.2187344525807</text:p>
          </table:table-cell>
          <table:table-cell office:value-type="float" office:value="13.3368118308319" calcext:value-type="float">
            <text:p>13.3368118308319</text:p>
          </table:table-cell>
          <table:table-cell/>
          <table:table-cell table:formula="of:=IF([.I105];[.B105]-[.I105];0)" office:value-type="float" office:value="0.017962780568159" calcext:value-type="float">
            <text:p>0.017962780568159</text:p>
          </table:table-cell>
          <table:table-cell table:formula="of:=POWER([.O105];2)" office:value-type="float" office:value="0.000322661485739832" calcext:value-type="float">
            <text:p>0.000322661485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float" office:value="1.06" calcext:value-type="float">
            <text:p>1.06</text:p>
          </table:table-cell>
          <table:table-cell office:value-type="float" office:value="1.018" calcext:value-type="float">
            <text:p>1.018</text:p>
          </table:table-cell>
          <table:table-cell office:value-type="float" office:value="5.6" calcext:value-type="float">
            <text:p>5.6</text:p>
          </table:table-cell>
          <table:table-cell office:value-type="float" office:value="21.5" calcext:value-type="float">
            <text:p>21.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Turtlesheads Brown Ale (1.1)</text:p>
          </table:table-cell>
          <table:table-cell office:value-type="float" office:value="1.06059011592648" calcext:value-type="float">
            <text:p>1.06059011592648</text:p>
          </table:table-cell>
          <table:table-cell office:value-type="float" office:value="1.01014884441769" calcext:value-type="float">
            <text:p>1.01014884441769</text:p>
          </table:table-cell>
          <table:table-cell office:value-type="float" office:value="6.62041688552911" calcext:value-type="float">
            <text:p>6.62041688552911</text:p>
          </table:table-cell>
          <table:table-cell office:value-type="float" office:value="6.52177725782273" calcext:value-type="float">
            <text:p>6.52177725782273</text:p>
          </table:table-cell>
          <table:table-cell office:value-type="float" office:value="19.6215336473471" calcext:value-type="float">
            <text:p>19.6215336473471</text:p>
          </table:table-cell>
          <table:table-cell/>
          <table:table-cell table:formula="of:=IF([.I106];[.B106]-[.I106];0)" office:value-type="float" office:value="-0.000590115926478285" calcext:value-type="float">
            <text:p>-0.000590115926478</text:p>
          </table:table-cell>
          <table:table-cell table:formula="of:=POWER([.O106];2)" office:value-type="float" office:value="0.000000348236806683325" calcext:value-type="float">
            <text:p>3.48236806683325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rtlesheads Brown Ale (1.1)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3" calcext:value-type="float">
            <text:p>1.013</text:p>
          </table:table-cell>
          <table:table-cell office:value-type="float" office:value="5.7" calcext:value-type="float">
            <text:p>5.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string" calcext:value-type="string">
            <text:p>Turtles Heads Brown Ale (1.2)</text:p>
          </table:table-cell>
          <table:table-cell office:value-type="float" office:value="1.02738327271345" calcext:value-type="float">
            <text:p>1.02738327271345</text:p>
          </table:table-cell>
          <table:table-cell office:value-type="float" office:value="1.00667428805052" calcext:value-type="float">
            <text:p>1.00667428805052</text:p>
          </table:table-cell>
          <table:table-cell office:value-type="float" office:value="2.71805423701032" calcext:value-type="float">
            <text:p>2.71805423701032</text:p>
          </table:table-cell>
          <table:table-cell office:value-type="float" office:value="17.4360469099705" calcext:value-type="float">
            <text:p>17.4360469099705</text:p>
          </table:table-cell>
          <table:table-cell office:value-type="float" office:value="13.3698446182243" calcext:value-type="float">
            <text:p>13.3698446182243</text:p>
          </table:table-cell>
          <table:table-cell/>
          <table:table-cell table:formula="of:=IF([.I107];[.B107]-[.I107];0)" office:value-type="float" office:value="0.0286167272865487" calcext:value-type="float">
            <text:p>0.028616727286549</text:p>
          </table:table-cell>
          <table:table-cell table:formula="of:=POWER([.O107];2)" office:value-type="float" office:value="0.000818917080592703" calcext:value-type="float">
            <text:p>0.0008189170805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(1.1)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9" calcext:value-type="float">
            <text:p>1.009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wentypints Weiss (1.1)</text:p>
          </table:table-cell>
          <table:table-cell office:value-type="float" office:value="1.04914609846265" calcext:value-type="float">
            <text:p>1.04914609846265</text:p>
          </table:table-cell>
          <table:table-cell office:value-type="float" office:value="1.00909202821559" calcext:value-type="float">
            <text:p>1.00909202821559</text:p>
          </table:table-cell>
          <table:table-cell office:value-type="float" office:value="5.25709671992686" calcext:value-type="float">
            <text:p>5.25709671992686</text:p>
          </table:table-cell>
          <table:table-cell office:value-type="float" office:value="3.71676326535722" calcext:value-type="float">
            <text:p>3.71676326535722</text:p>
          </table:table-cell>
          <table:table-cell office:value-type="float" office:value="0.712405066494397" calcext:value-type="float">
            <text:p>0.712405066494397</text:p>
          </table:table-cell>
          <table:table-cell/>
          <table:table-cell table:formula="of:=IF([.I108];[.B108]-[.I108];0)" office:value-type="float" office:value="-0.00214609846265246" calcext:value-type="float">
            <text:p>-0.002146098462652</text:p>
          </table:table-cell>
          <table:table-cell table:formula="of:=POWER([.O108];2)" office:value-type="float" office:value="0.00000460573861139924" calcext:value-type="float">
            <text:p>4.60573861139924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(1.2)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9" calcext:value-type="float">
            <text:p>1.009</text:p>
          </table:table-cell>
          <table:table-cell office:value-type="float" office:value="5.1" calcext:value-type="float">
            <text:p>5.1</text:p>
          </table:table-cell>
          <table:table-cell office:value-type="float" office:value="13.4" calcext:value-type="float">
            <text:p>13.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wentypints Weiss (1.2)</text:p>
          </table:table-cell>
          <table:table-cell office:value-type="float" office:value="1.04574927427315" calcext:value-type="float">
            <text:p>1.04574927427315</text:p>
          </table:table-cell>
          <table:table-cell office:value-type="float" office:value="1.00846361574053" calcext:value-type="float">
            <text:p>1.00846361574053</text:p>
          </table:table-cell>
          <table:table-cell office:value-type="float" office:value="4.8937426824062" calcext:value-type="float">
            <text:p>4.8937426824062</text:p>
          </table:table-cell>
          <table:table-cell office:value-type="float" office:value="6.84407970838511" calcext:value-type="float">
            <text:p>6.84407970838511</text:p>
          </table:table-cell>
          <table:table-cell office:value-type="float" office:value="0.663165862604591" calcext:value-type="float">
            <text:p>0.663165862604591</text:p>
          </table:table-cell>
          <table:table-cell/>
          <table:table-cell table:formula="of:=IF([.I109];[.B109]-[.I109];0)" office:value-type="float" office:value="0.00125072572684837" calcext:value-type="float">
            <text:p>0.001250725726848</text:p>
          </table:table-cell>
          <table:table-cell table:formula="of:=POWER([.O109];2)" office:value-type="float" office:value="0.00000156431484380038" calcext:value-type="float">
            <text:p>1.56431484380038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(1.3)</text:p>
          </table:table-cell>
          <table:table-cell office:value-type="float" office:value="1.046" calcext:value-type="float">
            <text:p>1.046</text:p>
          </table:table-cell>
          <table:table-cell office:value-type="float" office:value="1.009" calcext:value-type="float">
            <text:p>1.009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Twentypints Weiss (1.3)</text:p>
          </table:table-cell>
          <table:table-cell office:value-type="float" office:value="1.03690461347297" calcext:value-type="float">
            <text:p>1.03690461347297</text:p>
          </table:table-cell>
          <table:table-cell office:value-type="float" office:value="1.00819770697216" calcext:value-type="float">
            <text:p>1.00819770697216</text:p>
          </table:table-cell>
          <table:table-cell office:value-type="float" office:value="3.76778147823199" calcext:value-type="float">
            <text:p>3.76778147823199</text:p>
          </table:table-cell>
          <table:table-cell office:value-type="float" office:value="9.25260792903481" calcext:value-type="float">
            <text:p>9.25260792903481</text:p>
          </table:table-cell>
          <table:table-cell office:value-type="float" office:value="2.33869343767918" calcext:value-type="float">
            <text:p>2.33869343767918</text:p>
          </table:table-cell>
          <table:table-cell/>
          <table:table-cell table:formula="of:=IF([.I110];[.B110]-[.I110];0)" office:value-type="float" office:value="0.00909538652702757" calcext:value-type="float">
            <text:p>0.009095386527028</text:p>
          </table:table-cell>
          <table:table-cell table:formula="of:=POWER([.O110];2)" office:value-type="float" office:value="0.0000827260560760347" calcext:value-type="float">
            <text:p>8.27260560760347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5" calcext:value-type="float">
            <text:p>1.01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Twentypints Weiss (1.4)</text:p>
          </table:table-cell>
          <table:table-cell table:number-columns-repeated="6"/>
          <table:table-cell table:formula="of:=IF([.I111];[.B111]-[.I111];0)" office:value-type="float" office:value="0" calcext:value-type="float">
            <text:p>0</text:p>
          </table:table-cell>
          <table:table-cell table:formula="of:=POWER([.O111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Twentypints Weiss (1.5)</text:p>
          </table:table-cell>
          <table:table-cell table:number-columns-repeated="6"/>
          <table:table-cell table:formula="of:=IF([.I112];[.B112]-[.I112];0)" office:value-type="float" office:value="0" calcext:value-type="float">
            <text:p>0</text:p>
          </table:table-cell>
          <table:table-cell table:formula="of:=POWER([.O112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9.7" calcext:value-type="float">
            <text:p>9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wentypints Weiss (1.6) + American Wheat</text:p>
          </table:table-cell>
          <table:table-cell table:number-columns-repeated="6"/>
          <table:table-cell table:formula="of:=IF([.I113];[.B113]-[.I113];0)" office:value-type="float" office:value="0" calcext:value-type="float">
            <text:p>0</text:p>
          </table:table-cell>
          <table:table-cell table:formula="of:=POWER([.O113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4" calcext:value-type="float">
            <text:p>1.014</text:p>
          </table:table-cell>
          <table:table-cell office:value-type="float" office:value="4.2" calcext:value-type="float">
            <text:p>4.2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Twentypints Weiss (1.7)</text:p>
          </table:table-cell>
          <table:table-cell table:number-columns-repeated="6"/>
          <table:table-cell table:formula="of:=IF([.I114];[.B114]-[.I114];0)" office:value-type="float" office:value="0" calcext:value-type="float">
            <text:p>0</text:p>
          </table:table-cell>
          <table:table-cell table:formula="of:=POWER([.O114];2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entypints Weiss 2011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9" calcext:value-type="float">
            <text:p>1.009</text:p>
          </table:table-cell>
          <table:table-cell office:value-type="float" office:value="5.1" calcext:value-type="float">
            <text:p>5.1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wentypints Weiss 2011</text:p>
          </table:table-cell>
          <table:table-cell office:value-type="float" office:value="1.04914609846265" calcext:value-type="float">
            <text:p>1.04914609846265</text:p>
          </table:table-cell>
          <table:table-cell office:value-type="float" office:value="1.00909202821559" calcext:value-type="float">
            <text:p>1.00909202821559</text:p>
          </table:table-cell>
          <table:table-cell office:value-type="float" office:value="5.25709671992686" calcext:value-type="float">
            <text:p>5.25709671992686</text:p>
          </table:table-cell>
          <table:table-cell office:value-type="float" office:value="3.73642007207813" calcext:value-type="float">
            <text:p>3.73642007207813</text:p>
          </table:table-cell>
          <table:table-cell office:value-type="float" office:value="0.712405066494397" calcext:value-type="float">
            <text:p>0.712405066494397</text:p>
          </table:table-cell>
          <table:table-cell/>
          <table:table-cell table:formula="of:=IF([.I115];[.B115]-[.I115];0)" office:value-type="float" office:value="-0.00214609846265246" calcext:value-type="float">
            <text:p>-0.002146098462652</text:p>
          </table:table-cell>
          <table:table-cell table:formula="of:=POWER([.O115];2)" office:value-type="float" office:value="0.00000460573861139924" calcext:value-type="float">
            <text:p>4.60573861139924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ncle Knobby's Dry Stout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1" calcext:value-type="float">
            <text:p>1.011</text:p>
          </table:table-cell>
          <table:table-cell office:value-type="float" office:value="4.4" calcext:value-type="float">
            <text:p>4.4</text:p>
          </table:table-cell>
          <table:table-cell office:value-type="float" office:value="37.6" calcext:value-type="float">
            <text:p>37.6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string" calcext:value-type="string">
            <text:p>Uncle Knobby's Dry Stout</text:p>
          </table:table-cell>
          <table:table-cell office:value-type="float" office:value="1.03113875602567" calcext:value-type="float">
            <text:p>1.03113875602567</text:p>
          </table:table-cell>
          <table:table-cell office:value-type="float" office:value="1.00736539748261" calcext:value-type="float">
            <text:p>1.00736539748261</text:p>
          </table:table-cell>
          <table:table-cell office:value-type="float" office:value="3.12025330877723" calcext:value-type="float">
            <text:p>3.12025330877723</text:p>
          </table:table-cell>
          <table:table-cell office:value-type="float" office:value="26.7193833103798" calcext:value-type="float">
            <text:p>26.7193833103798</text:p>
          </table:table-cell>
          <table:table-cell office:value-type="float" office:value="17.4159149539009" calcext:value-type="float">
            <text:p>17.4159149539009</text:p>
          </table:table-cell>
          <table:table-cell/>
          <table:table-cell table:formula="of:=IF([.I116];[.B116]-[.I116];0)" office:value-type="float" office:value="0.0138612439743275" calcext:value-type="float">
            <text:p>0.013861243974328</text:p>
          </table:table-cell>
          <table:table-cell table:formula="of:=POWER([.O116];2)" office:value-type="float" office:value="0.000192134084515831" calcext:value-type="float">
            <text:p>0.0001921340845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13.3" calcext:value-type="float">
            <text:p>13.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auxhall Viva Witbier</text:p>
          </table:table-cell>
          <table:table-cell office:value-type="float" office:value="1.03146370777919" calcext:value-type="float">
            <text:p>1.03146370777919</text:p>
          </table:table-cell>
          <table:table-cell office:value-type="float" office:value="1.01033932400096" calcext:value-type="float">
            <text:p>1.01033932400096</text:p>
          </table:table-cell>
          <table:table-cell office:value-type="float" office:value="2.7725753708924" calcext:value-type="float">
            <text:p>2.7725753708924</text:p>
          </table:table-cell>
          <table:table-cell office:value-type="float" office:value="10.8886918525573" calcext:value-type="float">
            <text:p>10.8886918525573</text:p>
          </table:table-cell>
          <table:table-cell office:value-type="float" office:value="2.60799180113538" calcext:value-type="float">
            <text:p>2.60799180113538</text:p>
          </table:table-cell>
          <table:table-cell/>
          <table:table-cell table:formula="of:=IF([.I117];[.B117]-[.I117];0)" office:value-type="float" office:value="0.0145362922208094" calcext:value-type="float">
            <text:p>0.01453629222081</text:p>
          </table:table-cell>
          <table:table-cell table:formula="of:=POWER([.O117];2)" office:value-type="float" office:value="0.000211303791528765" calcext:value-type="float">
            <text:p>0.000211303791529</text:p>
          </table:table-cell>
          <table:table-cell table:number-columns-repeated="1008"/>
        </table:table-row>
      </table:table>
      <table:table table:name="efficiency" table:style-name="ta1">
        <table:shapes>
          <draw:frame draw:z-index="0" draw:style-name="gr1" draw:text-style-name="P1" svg:width="159.99mm" svg:height="89.99mm" svg:x="140.93mm" svg:y="122.12mm">
            <draw:object draw:notify-on-update-of-ranges="efficiency.B4:efficiency.B97 efficiency.C4:efficiency.C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o estimate mash efficiency from beerxml brewhouse efficienc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H Efficiency</text:p>
          </table:table-cell>
          <table:table-cell office:value-type="string" calcext:value-type="string">
            <text:p>Est Mash 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[.$F$4]+[.$E$4]*[.B4]" office:value-type="float" office:value="83.00079" calcext:value-type="float">
            <text:p>83.00079</text:p>
          </table:table-cell>
          <table:table-cell table:style-name="ce2" office:value-type="float" office:value="0.97909" calcext:value-type="float">
            <text:p>0.97909</text:p>
          </table:table-cell>
          <table:table-cell table:style-name="ce2" office:value-type="float" office:value="9.56904" calcext:value-type="float">
            <text:p>9.56904</text:p>
          </table:table-cell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float" office:value="75" calcext:value-type="float">
            <text:p>75</text:p>
          </table:table-cell>
          <table:table-cell office:value-type="float" office:value="84.8" calcext:value-type="float">
            <text:p>84.8</text:p>
          </table:table-cell>
          <table:table-cell table:formula="of:=[.$F$4]+[.$E$4]*[.B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float" office:value="70" calcext:value-type="float">
            <text:p>70</text:p>
          </table:table-cell>
          <table:table-cell office:value-type="float" office:value="79.1" calcext:value-type="float">
            <text:p>79.1</text:p>
          </table:table-cell>
          <table:table-cell table:formula="of:=[.$F$4]+[.$E$4]*[.B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float" office:value="65" calcext:value-type="float">
            <text:p>65</text:p>
          </table:table-cell>
          <table:table-cell office:value-type="float" office:value="76.3" calcext:value-type="float">
            <text:p>76.3</text:p>
          </table:table-cell>
          <table:table-cell table:formula="of:=[.$F$4]+[.$E$4]*[.B1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$F$4]+[.$E$4]*[.B3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3.7" calcext:value-type="float">
            <text:p>73.7</text:p>
          </table:table-cell>
          <table:table-cell table:formula="of:=[.$F$4]+[.$E$4]*[.B3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float" office:value="60" calcext:value-type="float">
            <text:p>60</text:p>
          </table:table-cell>
          <table:table-cell office:value-type="float" office:value="71.4" calcext:value-type="float">
            <text:p>71.4</text:p>
          </table:table-cell>
          <table:table-cell table:formula="of:=[.$F$4]+[.$E$4]*[.B64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float" office:value="65" calcext:value-type="float">
            <text:p>65</text:p>
          </table:table-cell>
          <table:table-cell office:value-type="float" office:value="71.2" calcext:value-type="float">
            <text:p>71.2</text:p>
          </table:table-cell>
          <table:table-cell table:formula="of:=[.$F$4]+[.$E$4]*[.B6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float" office:value="65" calcext:value-type="float">
            <text:p>65</text:p>
          </table:table-cell>
          <table:table-cell office:value-type="float" office:value="70.7" calcext:value-type="float">
            <text:p>70.7</text:p>
          </table:table-cell>
          <table:table-cell table:formula="of:=[.$F$4]+[.$E$4]*[.B6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float" office:value="60" calcext:value-type="float">
            <text:p>60</text:p>
          </table:table-cell>
          <table:table-cell office:value-type="float" office:value="70.4" calcext:value-type="float">
            <text:p>70.4</text:p>
          </table:table-cell>
          <table:table-cell table:formula="of:=[.$F$4]+[.$E$4]*[.B6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6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 (1.1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69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0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1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2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3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4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5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3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Knobby's Dry Stou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8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$F$4]+[.$E$4]*[.B7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$F$4]+[.$E$4]*[.B8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6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6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7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8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89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9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table:formula="of:=[.$F$4]+[.$E$4]*[.B9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40" calcext:value-type="float">
            <text:p>40</text:p>
          </table:table-cell>
          <table:table-cell office:value-type="float" office:value="46.7" calcext:value-type="float">
            <text:p>46.7</text:p>
          </table:table-cell>
          <table:table-cell table:formula="of:=[.$F$4]+[.$E$4]*[.B96]" office:value-type="float" office:value="48.73264" calcext:value-type="float">
            <text:p>48.7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Brown Porter 1213</text:p>
          </table:table-cell>
          <table:table-cell table:number-columns-repeated="2" office:value-type="float" office:value="42.9" calcext:value-type="float">
            <text:p>42.9</text:p>
          </table:table-cell>
          <table:table-cell table:formula="of:=[.$F$4]+[.$E$4]*[.B97]" office:value-type="float" office:value="51.572001" calcext:value-type="float">
            <text:p>51.57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r's Paki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8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pool Whea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9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 #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0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1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2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4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's (Not So) Pale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6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Honey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7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F$4]+[.$E$4]*[.B10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9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0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1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ty Betty Stou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 Brown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4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s Brown Ale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6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2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F$4]+[.$E$4]*[.B117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8]" office:value-type="float" office:value="80.06352" calcext:value-type="float">
            <text:p>80.063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mparison.A2:comparison.F117">
          <table:sort>
            <table:sort-by table:field-number="0" table:data-type="automatic"/>
          </table:sort>
        </table:database-range>
        <table:database-range table:name="__Anonymous_Sheet_DB__1" table:target-range-address="efficiency.A3:efficiency.C11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31T16:47:56.281000000</dc:date>
    <meta:editing-duration>PT57M56S</meta:editing-duration>
    <meta:editing-cycles>8</meta:editing-cycles>
    <meta:generator>LibreOffice/6.1.6.3$Windows_X86_64 LibreOffice_project/5896ab1714085361c45cf540f76f60673dd96a72</meta:generator>
    <meta:document-statistic meta:table-count="2" meta:cell-count="20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efficiency.B4:efficiency.C97" svg:x="1.331cm" svg:y="0.18cm" svg:width="12.086cm" svg:height="7.659cm">
          <chartooo:coordinate-region svg:x="1.952cm" svg:y="0.379cm" svg:width="11.092cm" svg:height="6.813cm"/>
          <chart:axis chart:dimension="x" chart:name="primary-x" chart:style-name="ch4">
            <chart:title svg:x="6.867cm" svg:y="8.019cm" chart:style-name="ch5">
              <text:p>BH Eff</text:p>
            </chart:title>
          </chart:axis>
          <chart:axis chart:dimension="y" chart:name="primary-y" chart:style-name="ch4">
            <chart:title svg:x="0.451cm" svg:y="4.953cm" chart:style-name="ch6">
              <text:p>Est Mash Eff</text:p>
            </chart:title>
            <chart:grid chart:style-name="ch7" chart:class="major"/>
          </chart:axis>
          <chart:series chart:style-name="ch8" chart:values-cell-range-address="efficiency.C4:efficiency.C97" chart:class="chart:scatter">
            <chart:domain table:cell-range-address="efficiency.B4:efficiency.B97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efficiency.B4:efficiency.B97</svg:desc>
                </draw:g>
              </table:table-cell>
              <table:table-cell office:value-type="float" office:value="88">
                <text:p>88</text:p>
                <draw:g>
                  <svg:desc>efficiency.C4:efficiency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9">
                <text:p>42.9</text:p>
              </table:table-cell>
              <table:table-cell office:value-type="float" office:value="42.9">
                <text:p>4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